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margin-left="0in" fo:margin-right="0in" fo:text-indent="0in" style:auto-text-indent="false"/>
      <style:text-properties style:font-name="Liberation Serif"/>
    </style:style>
    <style:style style:name="P2" style:family="paragraph" style:parent-style-name="Heading_20_4">
      <style:text-properties style:font-name="Liberation Serif"/>
    </style:style>
    <style:style style:name="P3" style:family="paragraph" style:parent-style-name="Text_20_body">
      <style:paragraph-properties fo:margin-top="0in" fo:margin-bottom="0in" style:contextual-spacing="false" fo:line-height="115%"/>
      <style:text-properties style:font-name="Liberation Serif" fo:font-weight="bold" style:font-weight-asian="bold" style:font-weight-complex="bold"/>
    </style:style>
    <style:style style:name="P4" style:family="paragraph" style:parent-style-name="Text_20_body">
      <style:paragraph-properties fo:margin-top="0in" fo:margin-bottom="0in" style:contextual-spacing="false"/>
      <style:text-properties style:font-name="Liberation Serif" fo:font-weight="bold" style:font-weight-asian="bold" style:font-weight-complex="bold"/>
    </style:style>
    <style:style style:name="P5" style:family="paragraph" style:parent-style-name="Text_20_body">
      <style:text-properties style:font-name="Liberation Serif" officeooo:paragraph-rsid="0016d86b"/>
    </style:style>
    <style:style style:name="P6" style:family="paragraph" style:parent-style-name="Text_20_body">
      <style:paragraph-properties fo:margin-top="0in" fo:margin-bottom="0in" style:contextual-spacing="false"/>
      <style:text-properties style:font-name="Liberation Serif"/>
    </style:style>
    <style:style style:name="P7" style:family="paragraph" style:parent-style-name="Heading_20_4">
      <style:paragraph-properties fo:margin-left="0in" fo:margin-right="0in" fo:text-indent="0in" style:auto-text-indent="false"/>
    </style:style>
    <style:style style:name="P8" style:family="paragraph" style:parent-style-name="Preformatted_20_Text">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Heading_20_4">
      <style:paragraph-properties fo:break-before="page"/>
    </style:style>
    <style:style style:name="P11" style:family="paragraph" style:parent-style-name="Preformatted_20_Text">
      <style:paragraph-properties fo:margin-top="0in" fo:margin-bottom="0.1965in" style:contextual-spacing="false"/>
    </style:style>
    <style:style style:name="P12" style:family="paragraph" style:parent-style-name="Heading_20_3">
      <style:paragraph-properties fo:margin-left="0in" fo:margin-right="0in" fo:text-indent="0in" style:auto-text-indent="false" fo:break-before="page"/>
      <style:text-properties fo:color="#cccccc" loext:opacity="100%" style:font-name="Liberation Serif" fo:background-color="#1f1f1f"/>
    </style:style>
    <style:style style:name="P13" style:family="paragraph" style:parent-style-name="Heading_20_3">
      <style:paragraph-properties fo:margin-left="0in" fo:margin-right="0in" fo:text-indent="0in" style:auto-text-indent="false"/>
      <style:text-properties fo:color="#cccccc" loext:opacity="100%" fo:background-color="#1f1f1f"/>
    </style:style>
    <style:style style:name="P14" style:family="paragraph" style:parent-style-name="Standard">
      <style:paragraph-properties fo:margin-left="0in" fo:margin-right="0in" fo:text-indent="0in" style:auto-text-indent="false"/>
      <style:text-properties fo:color="#cccccc" loext:opacity="100%" style:font-name="Consolas" fo:background-color="#1f1f1f"/>
    </style:style>
    <style:style style:name="P15" style:family="paragraph" style:parent-style-name="Standard">
      <style:text-properties fo:color="#cccccc" loext:opacity="100%" style:font-name="Consolas" fo:background-color="#1f1f1f"/>
    </style:style>
    <style:style style:name="P16" style:family="paragraph" style:parent-style-name="Text_20_body">
      <style:paragraph-properties fo:margin-top="0in" fo:margin-bottom="0in" style:contextual-spacing="false"/>
    </style:style>
    <style:style style:name="P17" style:family="paragraph" style:parent-style-name="Text_20_body">
      <style:paragraph-properties fo:margin-top="0in" fo:margin-bottom="0in" style:contextual-spacing="false" fo:line-height="115%"/>
    </style:style>
    <style:style style:name="P18" style:family="paragraph" style:parent-style-name="Standard">
      <style:paragraph-properties fo:margin-left="0in" fo:margin-right="0in" fo:margin-top="0in" fo:margin-bottom="0in" style:contextual-spacing="false" fo:text-indent="0in" style:auto-text-indent="false"/>
      <style:text-properties fo:background-color="#1f1f1f"/>
    </style:style>
    <style:style style:name="P19" style:family="paragraph" style:parent-style-name="Standard">
      <style:paragraph-properties fo:margin-top="0in" fo:margin-bottom="0in" style:contextual-spacing="false"/>
      <style:text-properties officeooo:paragraph-rsid="0026039f"/>
    </style:style>
    <style:style style:name="P20" style:family="paragraph" style:parent-style-name="Text_20_body">
      <style:paragraph-properties fo:margin-top="0in" fo:margin-bottom="0in" style:contextual-spacing="false"/>
      <style:text-properties officeooo:paragraph-rsid="0026039f"/>
    </style:style>
    <style:style style:name="P21" style:family="paragraph" style:parent-style-name="Standard">
      <style:paragraph-properties fo:margin-left="0in" fo:margin-right="0in" fo:text-indent="0in" style:auto-text-indent="false"/>
      <style:text-properties style:font-name="Consolas" fo:font-size="12pt" fo:background-color="#1f1f1f" style:font-size-asian="12pt" style:font-size-complex="12pt"/>
    </style:style>
    <style:style style:name="P22" style:family="paragraph" style:parent-style-name="Standard">
      <style:paragraph-properties fo:margin-left="0in" fo:margin-right="0in" fo:text-indent="0in" style:auto-text-indent="false"/>
      <style:text-properties style:font-name="Consolas" fo:background-color="#1f1f1f"/>
    </style:style>
    <style:style style:name="P23" style:family="paragraph" style:parent-style-name="Standard">
      <style:paragraph-properties fo:margin-left="0in" fo:margin-right="0in" fo:margin-top="0in" fo:margin-bottom="0in" style:contextual-spacing="false" fo:text-indent="0in" style:auto-text-indent="false"/>
      <style:text-properties style:font-name="Consolas" fo:background-color="#1f1f1f"/>
    </style:style>
    <style:style style:name="P24" style:family="paragraph" style:parent-style-name="Standard">
      <style:paragraph-properties fo:margin-top="0in" fo:margin-bottom="0in" style:contextual-spacing="false"/>
      <style:text-properties style:font-name="Consolas" fo:background-color="#1f1f1f"/>
    </style:style>
    <style:style style:name="P25" style:family="paragraph" style:parent-style-name="Standard">
      <style:text-properties style:font-name="Consolas" fo:background-color="#1f1f1f"/>
    </style:style>
    <style:style style:name="P26" style:family="paragraph" style:parent-style-name="Standard">
      <style:paragraph-properties fo:text-align="start" style:justify-single-word="false"/>
      <style:text-properties style:font-name="Consolas" fo:background-color="#1f1f1f"/>
    </style:style>
    <style:style style:name="P27" style:family="paragraph" style:parent-style-name="Standard">
      <style:paragraph-properties fo:margin-top="0in" fo:margin-bottom="0in" style:contextual-spacing="false"/>
      <style:text-properties style:font-name="Consolas" officeooo:paragraph-rsid="0016d86b" fo:background-color="#1f1f1f"/>
    </style:style>
    <style:style style:name="P28" style:family="paragraph" style:parent-style-name="Standard">
      <style:paragraph-properties fo:margin-top="0in" fo:margin-bottom="0in" style:contextual-spacing="false"/>
      <style:text-properties style:font-name="Consolas" officeooo:paragraph-rsid="00164bdd" fo:background-color="#1f1f1f"/>
    </style:style>
    <style:style style:name="P29" style:family="paragraph" style:parent-style-name="Standard">
      <style:text-properties style:font-name="Consolas" officeooo:paragraph-rsid="0015d58c" fo:background-color="#1f1f1f"/>
    </style:style>
    <style:style style:name="P30" style:family="paragraph" style:parent-style-name="Standard">
      <style:text-properties style:font-name="Consolas"/>
    </style:style>
    <style:style style:name="P31" style:family="paragraph" style:parent-style-name="Standard">
      <style:paragraph-properties fo:margin-top="0in" fo:margin-bottom="0in" style:contextual-spacing="false" fo:text-align="start" style:justify-single-word="false"/>
      <style:text-properties style:font-name="Consolas" fo:font-weight="bold" fo:background-color="#1f1f1f" style:font-weight-asian="bold" style:font-weight-complex="bold"/>
    </style:style>
    <style:style style:name="P32" style:family="paragraph" style:parent-style-name="Standard">
      <style:paragraph-properties fo:margin-top="0in" fo:margin-bottom="0in" style:contextual-spacing="false"/>
      <style:text-properties style:font-name="Consolas" fo:font-weight="bold" fo:background-color="#1f1f1f" style:font-weight-asian="bold" style:font-weight-complex="bold"/>
    </style:style>
    <style:style style:name="P33" style:family="paragraph" style:parent-style-name="Standard">
      <style:paragraph-properties fo:margin-top="0in" fo:margin-bottom="0in" style:contextual-spacing="false"/>
      <style:text-properties style:font-name="Consolas" fo:font-weight="bold" fo:background-color="#000000" style:font-weight-asian="bold" style:font-weight-complex="bold"/>
    </style:style>
    <style:style style:name="P34" style:family="paragraph" style:parent-style-name="Standard">
      <style:paragraph-properties fo:text-align="start" style:justify-single-word="false"/>
      <style:text-properties style:font-name="Consolas"/>
    </style:style>
    <style:style style:name="P35" style:family="paragraph" style:parent-style-name="Standard">
      <style:text-properties style:font-name="Consolas" fo:background-color="#000000"/>
    </style:style>
    <style:style style:name="P36" style:family="paragraph" style:parent-style-name="Standard">
      <style:paragraph-properties fo:margin-top="0in" fo:margin-bottom="0in" style:contextual-spacing="false"/>
      <style:text-properties style:font-name="Consolas"/>
    </style:style>
    <style:style style:name="P37" style:family="paragraph" style:parent-style-name="Text_20_body">
      <style:paragraph-properties fo:margin-top="0in" fo:margin-bottom="0in" style:contextual-spacing="false"/>
      <style:text-properties style:font-name="Consolas"/>
    </style:style>
    <style:style style:name="P38" style:family="paragraph" style:parent-style-name="Standard">
      <style:paragraph-properties fo:margin-left="0in" fo:margin-right="0in" fo:text-indent="0in" style:auto-text-indent="false"/>
      <style:text-properties style:font-name="Consolas"/>
    </style:style>
    <style:style style:name="P39" style:family="paragraph" style:parent-style-name="Heading_20_1">
      <style:text-properties style:font-name="Liberation Serif"/>
    </style:style>
    <style:style style:name="P40" style:family="paragraph" style:parent-style-name="Heading_20_2">
      <style:paragraph-properties fo:break-before="page"/>
      <style:text-properties officeooo:paragraph-rsid="002846f8"/>
    </style:style>
    <style:style style:name="P41" style:family="paragraph" style:parent-style-name="Heading_20_2">
      <style:paragraph-properties fo:margin-left="0in" fo:margin-right="0in" fo:text-indent="0in" style:auto-text-indent="false"/>
      <style:text-properties officeooo:paragraph-rsid="002846f8"/>
    </style:style>
    <style:style style:name="P42" style:family="paragraph" style:parent-style-name="Heading_20_3">
      <style:paragraph-properties fo:margin-left="0in" fo:margin-right="0in" fo:text-indent="0in" style:auto-text-indent="false"/>
      <style:text-properties officeooo:paragraph-rsid="002846f8"/>
    </style:style>
    <style:style style:name="P43" style:family="paragraph" style:parent-style-name="Heading_20_3">
      <style:paragraph-properties fo:break-before="page"/>
      <style:text-properties officeooo:paragraph-rsid="002846f8"/>
    </style:style>
    <style:style style:name="P44" style:family="paragraph" style:parent-style-name="Preformatted_20_Text">
      <style:paragraph-properties fo:margin-top="0in" fo:margin-bottom="0.1965in" style:contextual-spacing="false"/>
      <style:text-properties style:font-name="Consolas" fo:font-weight="bold" officeooo:rsid="00094f46" officeooo:paragraph-rsid="002846f8" fo:background-color="#ffff00" style:font-weight-asian="bold" style:font-weight-complex="bold"/>
    </style:style>
    <style:style style:name="P45" style:family="paragraph" style:parent-style-name="Preformatted_20_Text">
      <style:text-properties style:font-name="Consolas" officeooo:paragraph-rsid="002846f8"/>
    </style:style>
    <style:style style:name="P46" style:family="paragraph" style:parent-style-name="Preformatted_20_Text">
      <style:paragraph-properties fo:margin-top="0in" fo:margin-bottom="0.1965in" style:contextual-spacing="false"/>
      <style:text-properties style:font-name="Consolas" officeooo:paragraph-rsid="002846f8"/>
    </style:style>
    <style:style style:name="P47" style:family="paragraph" style:parent-style-name="Standard">
      <style:paragraph-properties fo:margin-left="0in" fo:margin-right="0in" fo:text-indent="0in" style:auto-text-indent="false"/>
    </style:style>
    <style:style style:name="P48" style:family="paragraph" style:parent-style-name="Text_20_body" style:list-style-name="L1">
      <style:paragraph-properties fo:margin-top="0in" fo:margin-bottom="0in" style:contextual-spacing="false"/>
      <style:text-properties style:font-name="Liberation Serif" fo:font-weight="bold" style:font-weight-asian="bold" style:font-weight-complex="bold"/>
    </style:style>
    <style:style style:name="P49" style:family="paragraph" style:parent-style-name="Text_20_body" style:list-style-name="L1">
      <style:text-properties style:font-name="Liberation Serif" fo:font-weight="bold" officeooo:paragraph-rsid="0016d86b" style:font-weight-asian="bold" style:font-weight-complex="bold"/>
    </style:style>
    <style:style style:name="P50" style:family="paragraph" style:parent-style-name="Text_20_body" style:list-style-name="L2">
      <style:paragraph-properties fo:margin-top="0in" fo:margin-bottom="0in" style:contextual-spacing="false"/>
      <style:text-properties style:font-name="Liberation Serif" fo:font-weight="bold" style:font-weight-asian="bold" style:font-weight-complex="bold"/>
    </style:style>
    <style:style style:name="P51" style:family="paragraph" style:parent-style-name="Text_20_body" style:list-style-name="L2">
      <style:paragraph-properties fo:margin-top="0in" fo:margin-bottom="0in" style:contextual-spacing="false"/>
      <style:text-properties style:font-name="Liberation Serif" fo:font-weight="bold" officeooo:paragraph-rsid="00164bdd" style:font-weight-asian="bold" style:font-weight-complex="bold"/>
    </style:style>
    <style:style style:name="P52" style:family="paragraph" style:parent-style-name="Text_20_body" style:list-style-name="L3">
      <style:paragraph-properties fo:margin-top="0in" fo:margin-bottom="0in" style:contextual-spacing="false"/>
      <style:text-properties style:font-name="Liberation Serif" fo:font-weight="bold" style:font-weight-asian="bold" style:font-weight-complex="bold"/>
    </style:style>
    <style:style style:name="P53" style:family="paragraph" style:parent-style-name="Text_20_body" style:list-style-name="L3">
      <style:text-properties style:font-name="Liberation Serif" fo:font-weight="bold" style:font-weight-asian="bold" style:font-weight-complex="bold"/>
    </style:style>
    <style:style style:name="P54" style:family="paragraph" style:parent-style-name="Text_20_body" style:list-style-name="L4">
      <style:paragraph-properties fo:margin-left="0in" fo:margin-right="0in" fo:margin-top="0in" fo:margin-bottom="0in" style:contextual-spacing="false" fo:text-indent="0in" style:auto-text-indent="false"/>
      <style:text-properties style:font-name="Liberation Serif" fo:font-weight="bold" style:font-weight-asian="bold" style:font-weight-complex="bold"/>
    </style:style>
    <style:style style:name="P55" style:family="paragraph" style:parent-style-name="Text_20_body" style:list-style-name="L4">
      <style:paragraph-properties fo:margin-top="0in" fo:margin-bottom="0in" style:contextual-spacing="false"/>
      <style:text-properties style:font-name="Liberation Serif" fo:font-weight="bold" style:font-weight-asian="bold" style:font-weight-complex="bold"/>
    </style:style>
    <style:style style:name="P56" style:family="paragraph" style:parent-style-name="Text_20_body" style:list-style-name="L4">
      <style:paragraph-properties fo:margin-top="0in" fo:margin-bottom="0in" style:contextual-spacing="false" fo:break-before="page"/>
      <style:text-properties style:font-name="Liberation Serif" fo:font-weight="bold" style:font-weight-asian="bold" style:font-weight-complex="bold"/>
    </style:style>
    <style:style style:name="P57" style:family="paragraph" style:parent-style-name="Text_20_body" style:list-style-name="L1">
      <style:paragraph-properties fo:margin-top="0in" fo:margin-bottom="0in" style:contextual-spacing="false"/>
      <style:text-properties style:font-name="Liberation Serif" fo:font-weight="normal" officeooo:rsid="0016d86b" officeooo:paragraph-rsid="0016d86b" style:font-weight-asian="normal" style:font-weight-complex="normal"/>
    </style:style>
    <style:style style:name="P58" style:family="paragraph" style:parent-style-name="Text_20_body" style:list-style-name="L1">
      <style:paragraph-properties fo:margin-top="0in" fo:margin-bottom="0in" style:contextual-spacing="false"/>
      <style:text-properties style:font-name="Liberation Serif" fo:font-weight="normal" officeooo:rsid="00186b89" officeooo:paragraph-rsid="00186b89" style:font-weight-asian="normal" style:font-weight-complex="normal"/>
    </style:style>
    <style:style style:name="P59" style:family="paragraph" style:parent-style-name="Text_20_body" style:list-style-name="L3">
      <style:paragraph-properties fo:margin-top="0in" fo:margin-bottom="0in" style:contextual-spacing="false"/>
      <style:text-properties style:font-name="Liberation Serif" fo:font-weight="normal" officeooo:rsid="00186b89" officeooo:paragraph-rsid="00186b89" style:font-weight-asian="normal" style:font-weight-complex="normal"/>
    </style:style>
    <style:style style:name="P60" style:family="paragraph" style:parent-style-name="Text_20_body" style:list-style-name="L2">
      <style:paragraph-properties fo:margin-top="0in" fo:margin-bottom="0in" style:contextual-spacing="false"/>
      <style:text-properties style:font-name="Liberation Serif" fo:font-weight="normal" officeooo:rsid="0015d58c" officeooo:paragraph-rsid="0015d58c" style:font-weight-asian="normal" style:font-weight-complex="normal"/>
    </style:style>
    <style:style style:name="P61" style:family="paragraph" style:parent-style-name="Text_20_body" style:list-style-name="L3">
      <style:text-properties style:font-name="Liberation Serif" fo:font-weight="normal" officeooo:rsid="00193f65" officeooo:paragraph-rsid="00193f65" style:font-weight-asian="normal" style:font-weight-complex="normal"/>
    </style:style>
    <style:style style:name="P62" style:family="paragraph" style:parent-style-name="Text_20_body" style:list-style-name="L2">
      <style:paragraph-properties fo:margin-top="0in" fo:margin-bottom="0in" style:contextual-spacing="false"/>
      <style:text-properties style:font-name="Liberation Serif"/>
    </style:style>
    <style:style style:name="P63" style:family="paragraph" style:parent-style-name="Text_20_body" style:list-style-name="L4">
      <style:paragraph-properties fo:margin-left="0in" fo:margin-right="0in" fo:margin-top="0in" fo:margin-bottom="0in" style:contextual-spacing="false" fo:text-indent="0in" style:auto-text-indent="false"/>
      <style:text-properties style:font-name="Liberation Serif" officeooo:rsid="00193f65" officeooo:paragraph-rsid="00193f65"/>
    </style:style>
    <style:style style:name="P64" style:family="paragraph" style:parent-style-name="Text_20_body" style:list-style-name="L2">
      <style:paragraph-properties fo:margin-top="0in" fo:margin-bottom="0in" style:contextual-spacing="false"/>
    </style:style>
    <style:style style:name="P65" style:family="paragraph" style:parent-style-name="Text_20_body" style:list-style-name="L2">
      <style:paragraph-properties fo:margin-top="0in" fo:margin-bottom="0in" style:contextual-spacing="false"/>
      <style:text-properties officeooo:paragraph-rsid="00164bdd"/>
    </style:style>
    <style:style style:name="P66" style:family="paragraph" style:parent-style-name="Text_20_body" style:list-style-name="L2">
      <style:paragraph-properties fo:margin-top="0in" fo:margin-bottom="0in" style:contextual-spacing="false"/>
      <style:text-properties officeooo:paragraph-rsid="0016d86b"/>
    </style:style>
    <style:style style:name="P67" style:family="paragraph" style:parent-style-name="Text_20_body" style:list-style-name="L3">
      <style:paragraph-properties fo:margin-left="0in" fo:margin-right="0in" fo:margin-top="0in" fo:margin-bottom="0in" style:contextual-spacing="false" fo:text-indent="0in" style:auto-text-indent="false"/>
    </style:style>
    <style:style style:name="P68" style:family="paragraph" style:parent-style-name="Text_20_body" style:list-style-name="L5"/>
    <style:style style:name="P69" style:family="paragraph" style:parent-style-name="Text_20_body" style:list-style-name="L5">
      <style:paragraph-properties fo:margin-left="0in" fo:margin-right="0in" fo:margin-top="0in" fo:margin-bottom="0in" style:contextual-spacing="false" fo:text-indent="0in" style:auto-text-indent="false"/>
    </style:style>
    <style:style style:name="P70" style:family="paragraph" style:parent-style-name="Text_20_body" style:list-style-name="L5">
      <style:paragraph-properties fo:margin-top="0in" fo:margin-bottom="0in" style:contextual-spacing="false"/>
    </style:style>
    <style:style style:name="P71"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72" style:family="paragraph" style:parent-style-name="Text_20_body" style:list-style-name="L10">
      <style:paragraph-properties fo:margin-top="0in" fo:margin-bottom="0in" style:contextual-spacing="false"/>
      <style:text-properties fo:font-weight="bold" officeooo:paragraph-rsid="002846f8" style:font-weight-asian="bold" style:font-weight-complex="bold"/>
    </style:style>
    <style:style style:name="P73" style:family="paragraph" style:parent-style-name="Text_20_body" style:list-style-name="L5">
      <style:paragraph-properties fo:margin-top="0in" fo:margin-bottom="0in" style:contextual-spacing="false"/>
      <style:text-properties fo:font-weight="normal" officeooo:rsid="001afea6" officeooo:paragraph-rsid="001afea6" style:font-weight-asian="normal" style:font-weight-complex="normal"/>
    </style:style>
    <style:style style:name="P74" style:family="paragraph" style:parent-style-name="Text_20_body" style:list-style-name="L6">
      <style:paragraph-properties fo:margin-left="0in" fo:margin-right="0in" fo:margin-top="0in" fo:margin-bottom="0in" style:contextual-spacing="false" fo:text-indent="0in" style:auto-text-indent="false"/>
    </style:style>
    <style:style style:name="P75" style:family="paragraph" style:parent-style-name="Text_20_body" style:list-style-name="L6">
      <style:paragraph-properties fo:margin-top="0in" fo:margin-bottom="0in" style:contextual-spacing="false"/>
    </style:style>
    <style:style style:name="P76" style:family="paragraph" style:parent-style-name="Text_20_body" style:list-style-name="L6">
      <style:paragraph-properties fo:margin-top="0in" fo:margin-bottom="0in" style:contextual-spacing="false" fo:break-before="page"/>
    </style:style>
    <style:style style:name="P77" style:family="paragraph" style:parent-style-name="Text_20_body" style:list-style-name="L6">
      <style:paragraph-properties fo:margin-top="0in" fo:margin-bottom="0in" style:contextual-spacing="false"/>
      <style:text-properties officeooo:paragraph-rsid="0026039f"/>
    </style:style>
    <style:style style:name="P78" style:family="paragraph" style:parent-style-name="Text_20_body" style:list-style-name="L6">
      <style:paragraph-properties fo:margin-top="0in" fo:margin-bottom="0in" style:contextual-spacing="false"/>
      <style:text-properties style:font-name="Consolas"/>
    </style:style>
    <style:style style:name="P79" style:family="paragraph" style:parent-style-name="Text_20_body" style:list-style-name="L11">
      <style:text-properties officeooo:rsid="00094f46" officeooo:paragraph-rsid="002846f8"/>
    </style:style>
    <style:style style:name="P80" style:family="paragraph" style:parent-style-name="Text_20_body">
      <style:text-properties officeooo:rsid="00094f46" officeooo:paragraph-rsid="002846f8"/>
    </style:style>
    <style:style style:name="P81" style:family="paragraph" style:parent-style-name="Text_20_body" style:list-style-name="L8">
      <style:paragraph-properties fo:margin-left="0in" fo:margin-right="0in" fo:text-indent="0in" style:auto-text-indent="false"/>
      <style:text-properties officeooo:paragraph-rsid="002846f8"/>
    </style:style>
    <style:style style:name="P82" style:family="paragraph" style:parent-style-name="Text_20_body" style:list-style-name="L10">
      <style:paragraph-properties fo:margin-top="0in" fo:margin-bottom="0in" style:contextual-spacing="false"/>
      <style:text-properties officeooo:rsid="00097f8c" officeooo:paragraph-rsid="002846f8"/>
    </style:style>
    <style:style style:name="P83" style:family="paragraph" style:parent-style-name="Text_20_body" style:list-style-name="L10">
      <style:paragraph-properties fo:margin-top="0in" fo:margin-bottom="0in" style:contextual-spacing="false"/>
      <style:text-properties officeooo:paragraph-rsid="002846f8"/>
    </style:style>
    <style:style style:name="P84" style:family="paragraph" style:parent-style-name="Text_20_body" style:list-style-name="L10">
      <style:text-properties officeooo:paragraph-rsid="002846f8"/>
    </style:style>
    <style:style style:name="P85" style:family="paragraph" style:parent-style-name="Text_20_body">
      <style:paragraph-properties fo:margin-left="0in" fo:margin-right="0in" fo:text-indent="0in" style:auto-text-indent="false"/>
      <style:text-properties officeooo:paragraph-rsid="002846f8"/>
    </style:style>
    <style:style style:name="T1" style:family="text">
      <style:text-properties fo:font-weight="bold" style:font-weight-asian="bold" style:font-weight-complex="bold"/>
    </style:style>
    <style:style style:name="T2" style:family="text">
      <style:text-properties fo:color="#569cd6" loext:opacity="100%"/>
    </style:style>
    <style:style style:name="T3" style:family="text">
      <style:text-properties fo:color="#569cd6" loext:opacity="100%" fo:font-weight="bold" style:font-weight-asian="bold" style:font-weight-complex="bold"/>
    </style:style>
    <style:style style:name="T4" style:family="text">
      <style:text-properties fo:color="#569cd6" loext:opacity="100%" fo:font-weight="bold" fo:background-color="#1f1f1f" loext:char-shading-value="0" style:font-weight-asian="bold" style:font-weight-complex="bold"/>
    </style:style>
    <style:style style:name="T5" style:family="text">
      <style:text-properties fo:color="#cccccc" loext:opacity="100%"/>
    </style:style>
    <style:style style:name="T6" style:family="text">
      <style:text-properties fo:color="#cccccc" loext:opacity="100%" fo:font-weight="bold" style:font-weight-asian="bold" style:font-weight-complex="bold"/>
    </style:style>
    <style:style style:name="T7" style:family="text">
      <style:text-properties fo:color="#cccccc" loext:opacity="100%" fo:font-weight="bold" fo:background-color="#1f1f1f" loext:char-shading-value="0" style:font-weight-asian="bold" style:font-weight-complex="bold"/>
    </style:style>
    <style:style style:name="T8" style:family="text">
      <style:text-properties fo:color="#cccccc" loext:opacity="100%" fo:background-color="#1f1f1f" loext:char-shading-value="0"/>
    </style:style>
    <style:style style:name="T9" style:family="text">
      <style:text-properties fo:color="#cccccc" loext:opacity="100%" officeooo:rsid="0026039f" fo:background-color="#1f1f1f" loext:char-shading-value="0"/>
    </style:style>
    <style:style style:name="T10" style:family="text">
      <style:text-properties fo:color="#cccccc" loext:opacity="100%" style:font-name="Consolas"/>
    </style:style>
    <style:style style:name="T11" style:family="text">
      <style:text-properties fo:color="#cccccc" loext:opacity="100%" style:font-name="Consolas" fo:font-size="12pt" fo:background-color="#1f1f1f" loext:char-shading-value="0" style:font-size-asian="12pt" style:font-size-complex="12pt"/>
    </style:style>
    <style:style style:name="T12" style:family="text">
      <style:text-properties fo:color="#cccccc" loext:opacity="100%" style:font-name="Consolas" fo:background-color="#1f1f1f" loext:char-shading-value="0"/>
    </style:style>
    <style:style style:name="T13" style:family="text">
      <style:text-properties fo:color="#dcdcaa" loext:opacity="100%"/>
    </style:style>
    <style:style style:name="T14" style:family="text">
      <style:text-properties fo:color="#dcdcaa" loext:opacity="100%" fo:font-weight="bold" style:font-weight-asian="bold" style:font-weight-complex="bold"/>
    </style:style>
    <style:style style:name="T15" style:family="text">
      <style:text-properties fo:color="#dcdcaa" loext:opacity="100%" fo:font-weight="bold" fo:background-color="#1f1f1f" loext:char-shading-value="0" style:font-weight-asian="bold" style:font-weight-complex="bold"/>
    </style:style>
    <style:style style:name="T16" style:family="text">
      <style:text-properties fo:color="#dcdcaa" loext:opacity="100%" officeooo:rsid="0015d58c"/>
    </style:style>
    <style:style style:name="T17" style:family="text">
      <style:text-properties fo:color="#dcdcaa" loext:opacity="100%" fo:background-color="#1f1f1f" loext:char-shading-value="0"/>
    </style:style>
    <style:style style:name="T18" style:family="text">
      <style:text-properties fo:color="#dcdcaa" loext:opacity="100%" style:font-name="Consolas" fo:background-color="#1f1f1f" loext:char-shading-value="0"/>
    </style:style>
    <style:style style:name="T19" style:family="text">
      <style:text-properties fo:color="#ce9178" loext:opacity="100%"/>
    </style:style>
    <style:style style:name="T20" style:family="text">
      <style:text-properties fo:color="#ce9178" loext:opacity="100%" fo:background-color="#1f1f1f" loext:char-shading-value="0"/>
    </style:style>
    <style:style style:name="T21" style:family="text">
      <style:text-properties fo:color="#9cdcfe" loext:opacity="100%"/>
    </style:style>
    <style:style style:name="T22" style:family="text">
      <style:text-properties fo:color="#9cdcfe" loext:opacity="100%" fo:background-color="#1f1f1f" loext:char-shading-value="0"/>
    </style:style>
    <style:style style:name="T23" style:family="text">
      <style:text-properties fo:color="#9cdcfe" loext:opacity="100%" officeooo:rsid="001aa7d3"/>
    </style:style>
    <style:style style:name="T24" style:family="text">
      <style:text-properties fo:color="#9cdcfe" loext:opacity="100%" style:font-name="Consolas"/>
    </style:style>
    <style:style style:name="T25" style:family="text">
      <style:text-properties fo:color="#9cdcfe" loext:opacity="100%" style:font-name="Consolas" fo:font-size="12pt" fo:background-color="#1f1f1f" loext:char-shading-value="0" style:font-size-asian="12pt" style:font-size-complex="12pt"/>
    </style:style>
    <style:style style:name="T26" style:family="text">
      <style:text-properties fo:color="#d4d4d4" loext:opacity="100%"/>
    </style:style>
    <style:style style:name="T27" style:family="text">
      <style:text-properties fo:color="#d4d4d4" loext:opacity="100%" fo:background-color="#1f1f1f" loext:char-shading-value="0"/>
    </style:style>
    <style:style style:name="T28" style:family="text">
      <style:text-properties fo:color="#d4d4d4" loext:opacity="100%" style:font-name="Consolas"/>
    </style:style>
    <style:style style:name="T29" style:family="text">
      <style:text-properties fo:color="#d4d4d4" loext:opacity="100%" style:font-name="Consolas" fo:font-size="12pt" fo:background-color="#1f1f1f" loext:char-shading-value="0" style:font-size-asian="12pt" style:font-size-complex="12pt"/>
    </style:style>
    <style:style style:name="T30" style:family="text">
      <style:text-properties fo:color="#b5cea8" loext:opacity="100%"/>
    </style:style>
    <style:style style:name="T31" style:family="text">
      <style:text-properties fo:color="#b5cea8" loext:opacity="100%" style:font-name="Consolas" fo:font-size="12pt" fo:background-color="#1f1f1f" loext:char-shading-value="0" style:font-size-asian="12pt" style:font-size-complex="12pt"/>
    </style:style>
    <style:style style:name="T32" style:family="text">
      <style:text-properties fo:color="#c586c0" loext:opacity="100%"/>
    </style:style>
    <style:style style:name="T33" style:family="text">
      <style:text-properties fo:color="#4ec9b0" loext:opacity="100%"/>
    </style:style>
    <style:style style:name="T34" style:family="text">
      <style:text-properties style:font-name="Liberation Serif"/>
    </style:style>
    <style:style style:name="T35" style:family="text">
      <style:text-properties style:font-name="Liberation Serif"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font-weight="normal" officeooo:rsid="001afea6" style:font-weight-asian="normal" style:font-weight-complex="normal"/>
    </style:style>
    <style:style style:name="T38" style:family="text">
      <style:text-properties officeooo:rsid="00193f65"/>
    </style:style>
    <style:style style:name="T39" style:family="text">
      <style:text-properties fo:color="#4fc1ff" loext:opacity="100%"/>
    </style:style>
    <style:style style:name="T40" style:family="text">
      <style:text-properties fo:color="#4fc1ff" loext:opacity="100%" style:font-name="Consolas" fo:background-color="#1f1f1f"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5">Using </text:span><text:span text:style-name="Strong_20_Emphasis"><text:span text:style-name="T34">BRef-01: Chapter 09</text:span></text:span><text:span text:style-name="T35"> answer and experiment the following questions: </text:span></text:h>
      <text:list text:style-name="L1">
        <text:list-item>
          <text:p text:style-name="P48">What is a function in Python?</text:p>
          <text:p text:style-name="P57">A function is a piece of code, separate from all others. It can take any number and type of input parameters and return any number and type of output results.</text:p>
        </text:list-item>
        <text:list-item>
          <text:p text:style-name="P48">What are the main elements of a Python function? Define a simple function that does nothing.</text:p>
          <text:p text:style-name="P58">Def do_norhing():</text:p>
          <text:list>
            <text:list-header>
              <text:p text:style-name="P58">pass</text:p>
            </text:list-header>
          </text:list>
        </text:list-item>
        <text:list-item>
          <text:p text:style-name="P48">How can a function be used (called)? </text:p>
          <text:p text:style-name="P58">do_nothing()</text:p>
        </text:list-item>
        <text:list-item>
          <text:p text:style-name="P48">How can one return the result of a function?</text:p>
          <text:p text:style-name="P58">Def function():</text:p>
          <text:list>
            <text:list-header>
              <text:p text:style-name="P58">return</text:p>
            </text:list-header>
          </text:list>
        </text:list-item>
        <text:list-item>
          <text:p text:style-name="P49">What are the arguments and/or parameters? </text:p>
        </text:list-item>
      </text:list>
      <text:p text:style-name="P5"/>
      <text:h text:style-name="P39" text:outline-level="1">Exercises:</text:h>
      <text:p text:style-name="P6"><text:span text:style-name="T1"/></text:p>
      <text:list text:style-name="L2">
        <text:list-item>
          <text:p text:style-name="P64"><text:span text:style-name="T35">Explain in your own words the difference between </text:span><text:span text:style-name="Source_20_Text"><text:span text:style-name="T35">arguments</text:span></text:span><text:span text:style-name="T35"> and </text:span><text:span text:style-name="Source_20_Text"><text:span text:style-name="T35">parameters</text:span></text:span><text:span text:style-name="T35">.</text:span></text:p>
          <text:p text:style-name="P60">Parameters are placeholders for arguments.</text:p>
        </text:list-item>
        <text:list-item>
          <text:p text:style-name="P64"><text:span text:style-name="T35">Create a function that just prints the word </text:span><text:span text:style-name="Source_20_Text"><text:span text:style-name="T35">hello</text:span></text:span><text:span text:style-name="T35">. Call the function and run your program. Where the function is </text:span><text:span text:style-name="Emphasis"><text:span text:style-name="T35">defined</text:span></text:span><text:span text:style-name="T35">? Where is it </text:span><text:span text:style-name="Emphasis"><text:span text:style-name="T35">called</text:span></text:span><text:span text:style-name="T35">? </text:span></text:p>
        </text:list-item>
      </text:list>
      <text:p text:style-name="P36"><text:span text:style-name="T4">def</text:span><text:span text:style-name="T7"> </text:span><text:span text:style-name="T15">greet</text:span><text:span text:style-name="T7">():</text:span></text:p>
      <text:p text:style-name="P29"><text:span text:style-name="T13">print</text:span><text:span text:style-name="T5">(</text:span><text:span text:style-name="T19">"Hello"</text:span><text:span text:style-name="T5">)<text:tab/></text:span></text:p>
      <text:p text:style-name="P29"><text:span text:style-name="T13">greet</text:span><text:span text:style-name="T5">()<text:tab/></text:span></text:p>
      <text:list text:continue-numbering="true" text:style-name="L2">
        <text:list-header>
          <text:p text:style-name="P62"><text:span text:style-name="T1"/></text:p>
        </text:list-header>
        <text:list-item>
          <text:p text:style-name="P50">Create a function that takes a text as an argument. The function prints the text it receives. Call the function and run your program.</text:p>
        </text:list-item>
      </text:list>
      <text:p text:style-name="P33"><text:span text:style-name="T2">def</text:span><text:span text:style-name="T5"> </text:span><text:span text:style-name="T13">text</text:span><text:span text:style-name="T5">(</text:span><text:span text:style-name="T21">word</text:span><text:span text:style-name="T5">):</text:span></text:p>
      <text:p text:style-name="P35"><text:span text:style-name="T5">    <text:tab/><text:tab/></text:span><text:span text:style-name="T13">print</text:span><text:span text:style-name="T5">(</text:span><text:span text:style-name="T2">f</text:span><text:span text:style-name="T19">"</text:span><text:span text:style-name="T2">{</text:span><text:span text:style-name="T21">word</text:span><text:span text:style-name="T2">}</text:span><text:span text:style-name="T19">"</text:span><text:span text:style-name="T5">)</text:span></text:p>
      <text:p text:style-name="P35"><text:span text:style-name="T16">t</text:span><text:span text:style-name="T13">ext</text:span><text:span text:style-name="T5">(</text:span><text:span text:style-name="T19">"Telmo"</text:span><text:span text:style-name="T5">)</text:span></text:p>
      <text:list text:continue-numbering="true" text:style-name="L2">
        <text:list-header>
          <text:p text:style-name="P50"/>
        </text:list-header>
        <text:list-item>
          <text:p text:style-name="P50">Create a function that takes two numbers as argument. The function adds the numbers together and returns the results. Call the function and run your program. </text:p>
        </text:list-item>
      </text:list>
      <text:p text:style-name="P32"><text:span text:style-name="T2">def</text:span><text:span text:style-name="T5"> </text:span><text:span text:style-name="T13">meth</text:span><text:span text:style-name="T5">(</text:span><text:span text:style-name="T21">a</text:span><text:span text:style-name="T5">, </text:span><text:span text:style-name="T21">b</text:span><text:span text:style-name="T5">):</text:span></text:p>
      <text:p text:style-name="P25"><text:span text:style-name="T5">    <text:tab/><text:tab/></text:span><text:span text:style-name="T13">print</text:span><text:span text:style-name="T5">(</text:span><text:span text:style-name="T21">a</text:span><text:span text:style-name="T5"> </text:span><text:span text:style-name="T26">+</text:span><text:span text:style-name="T5"> </text:span><text:span text:style-name="T21">b</text:span><text:span text:style-name="T5">)</text:span></text:p>
      <text:p text:style-name="P25"><text:span text:style-name="T13">meth</text:span><text:span text:style-name="T5">(</text:span><text:span text:style-name="T30">32</text:span><text:span text:style-name="T5">, </text:span><text:span text:style-name="T30">21</text:span><text:span text:style-name="T5">)</text:span></text:p>
      <text:list text:continue-numbering="true" text:style-name="L2">
        <text:list-header>
          <text:p text:style-name="P50"/>
        </text:list-header>
      </text:list>
      <text:p text:style-name="P4"/>
      <text:list text:continue-numbering="true" text:style-name="L2">
        <text:list-header>
          <text:p text:style-name="P50"/>
        </text:list-header>
      </text:list>
      <text:p text:style-name="P4"/>
      <text:p text:style-name="P4"/>
      <text:list text:continue-numbering="true" text:style-name="L2">
        <text:list-item>
          <text:p text:style-name="P50"><text:soft-page-break/>Create two functions, each takes a number as argument. The first one returns the number multiplied by 2 and returns it. The second multiplies it by 10 and returns it. Calling both functions add the two returned numbers together and print it. Run your program and check the results. </text:p>
        </text:list-item>
      </text:list>
      <text:p text:style-name="P32"><text:span text:style-name="T2">def</text:span><text:span text:style-name="T5"> </text:span><text:span text:style-name="T13">int1</text:span><text:span text:style-name="T5">(</text:span><text:span text:style-name="T21">a</text:span><text:span text:style-name="T5">):</text:span></text:p>
      <text:p text:style-name="P25"><text:span text:style-name="T5">    <text:tab/><text:tab/></text:span><text:span text:style-name="T32">return</text:span><text:span text:style-name="T5"> </text:span><text:span text:style-name="T21">a</text:span><text:span text:style-name="T5"> </text:span><text:span text:style-name="T26">//</text:span><text:span text:style-name="T5"> </text:span><text:span text:style-name="T30">2</text:span></text:p>
      <text:p text:style-name="P30"/>
      <text:p text:style-name="P25"><text:span text:style-name="T2">def</text:span><text:span text:style-name="T5"> </text:span><text:span text:style-name="T13">int2</text:span><text:span text:style-name="T5">(</text:span><text:span text:style-name="T21">b</text:span><text:span text:style-name="T5">):</text:span></text:p>
      <text:p text:style-name="P25"><text:span text:style-name="T5">    <text:tab/><text:tab/></text:span><text:span text:style-name="T32">return</text:span><text:span text:style-name="T5"> </text:span><text:span text:style-name="T21">b</text:span><text:span text:style-name="T5"> </text:span><text:span text:style-name="T26">*</text:span><text:span text:style-name="T5"> </text:span><text:span text:style-name="T30">10</text:span></text:p>
      <text:p text:style-name="P30"/>
      <text:p text:style-name="P25"><text:span text:style-name="T13">print</text:span><text:span text:style-name="T5">(</text:span><text:span text:style-name="T13">int1</text:span><text:span text:style-name="T5">(</text:span><text:span text:style-name="T30">2</text:span><text:span text:style-name="T5">) </text:span><text:span text:style-name="T26">+</text:span><text:span text:style-name="T5"> </text:span><text:span text:style-name="T13">int2</text:span><text:span text:style-name="T5">(</text:span><text:span text:style-name="T30">7</text:span><text:span text:style-name="T5">))</text:span></text:p>
      <text:list text:continue-numbering="true" text:style-name="L2">
        <text:list-header>
          <text:p text:style-name="P50"/>
        </text:list-header>
        <text:list-item>
          <text:p text:style-name="P65"><text:span text:style-name="T35">Create two functions. One that prints </text:span><text:span text:style-name="Source_20_Text"><text:span text:style-name="T35">hello</text:span></text:span><text:span text:style-name="T35">, the other prints </text:span><text:span text:style-name="Source_20_Text"><text:span text:style-name="T35">bye</text:span></text:span><text:span text:style-name="T35">. Ask the user to input a number, if the number is higher than 10, call the first function. If the number if lower or equal to 10, call the second function. Test your program.</text:span></text:p>
        </text:list-item>
      </text:list>
      <text:p text:style-name="P28"><text:span text:style-name="T3">def</text:span><text:span text:style-name="T6"> </text:span><text:span text:style-name="T14">hello</text:span><text:span text:style-name="T6">():</text:span></text:p>
      <text:p text:style-name="P25"><text:span text:style-name="T5">    <text:tab/><text:tab/></text:span><text:span text:style-name="T13">print</text:span><text:span text:style-name="T5">(</text:span><text:span text:style-name="T19">"Hello"</text:span><text:span text:style-name="T5">)</text:span></text:p>
      <text:p text:style-name="P15">    </text:p>
      <text:p text:style-name="P25"><text:span text:style-name="T2">def</text:span><text:span text:style-name="T5"> </text:span><text:span text:style-name="T13">bye</text:span><text:span text:style-name="T5">():</text:span></text:p>
      <text:p text:style-name="P25"><text:span text:style-name="T5">    <text:tab/><text:tab/></text:span><text:span text:style-name="T13">print</text:span><text:span text:style-name="T5">(</text:span><text:span text:style-name="T19">"Bye"</text:span><text:span text:style-name="T5">)</text:span></text:p>
      <text:p text:style-name="P15">    </text:p>
      <text:p text:style-name="P25"><text:span text:style-name="T21">number</text:span><text:span text:style-name="T5"> </text:span><text:span text:style-name="T26">=</text:span><text:span text:style-name="T5"> </text:span><text:span text:style-name="T33">int</text:span><text:span text:style-name="T5">(</text:span><text:span text:style-name="T13">input</text:span><text:span text:style-name="T5">(</text:span><text:span text:style-name="T19">"Give number: "</text:span><text:span text:style-name="T5">))</text:span></text:p>
      <text:p text:style-name="P30"/>
      <text:p text:style-name="P25"><text:span text:style-name="T32">if</text:span><text:span text:style-name="T5"> </text:span><text:span text:style-name="T21">number</text:span><text:span text:style-name="T5"> </text:span><text:span text:style-name="T26">&gt;=</text:span><text:span text:style-name="T5"> </text:span><text:span text:style-name="T30">10</text:span><text:span text:style-name="T5">:</text:span></text:p>
      <text:p text:style-name="P25"><text:span text:style-name="T5">    <text:tab/><text:tab/></text:span><text:span text:style-name="T13">hello</text:span><text:span text:style-name="T5">()</text:span></text:p>
      <text:p text:style-name="P25"><text:span text:style-name="T32">else</text:span><text:span text:style-name="T5">:</text:span></text:p>
      <text:p text:style-name="P25"><text:span text:style-name="T5">    <text:tab/><text:tab/></text:span><text:span text:style-name="T13">bye</text:span><text:span text:style-name="T5">()</text:span></text:p>
      <text:list text:continue-numbering="true" text:style-name="L2">
        <text:list-header>
          <text:p text:style-name="P51"><text:s/></text:p>
        </text:list-header>
        <text:list-item>
          <text:p text:style-name="P66"><text:span text:style-name="T35">Create two functions. One that prints </text:span><text:span text:style-name="Source_20_Text"><text:span text:style-name="T35">hello</text:span></text:span><text:span text:style-name="T35">, the other prints </text:span><text:span text:style-name="Source_20_Text"><text:span text:style-name="T35">bye</text:span></text:span><text:span text:style-name="T35">. The first functions calls the second one after printing. Call the first function.</text:span></text:p>
        </text:list-item>
      </text:list>
      <text:p text:style-name="P27"><text:span text:style-name="T3">def</text:span><text:span text:style-name="T6"> </text:span><text:span text:style-name="T14">hello</text:span><text:span text:style-name="T6">():</text:span></text:p>
      <text:p text:style-name="P25"><text:span text:style-name="T5">    <text:tab/><text:tab/></text:span><text:span text:style-name="T13">print</text:span><text:span text:style-name="T5">(</text:span><text:span text:style-name="T19">"Hello"</text:span><text:span text:style-name="T5">)</text:span></text:p>
      <text:p text:style-name="P25"><text:span text:style-name="T5">    <text:tab/><text:tab/></text:span><text:span text:style-name="T13">bye</text:span><text:span text:style-name="T5">()</text:span></text:p>
      <text:p text:style-name="P25"><text:span text:style-name="T5"/></text:p>
      <text:p text:style-name="P25"><text:span text:style-name="T2">def</text:span><text:span text:style-name="T5"> </text:span><text:span text:style-name="T13">bye</text:span><text:span text:style-name="T5">():</text:span></text:p>
      <text:p text:style-name="P25"><text:span text:style-name="T5">    <text:tab/><text:tab/></text:span><text:span text:style-name="T13">print</text:span><text:span text:style-name="T5">(</text:span><text:span text:style-name="T19">"Bye"</text:span><text:span text:style-name="T5">)</text:span></text:p>
      <text:p text:style-name="P15"/>
      <text:p text:style-name="P30"><text:span text:style-name="T17">hello</text:span><text:span text:style-name="T8">(</text:span><text:span text:style-name="T9">)</text:span></text:p>
      <text:h text:style-name="P12" text:outline-level="3">Step-02: Tuples.</text:h>
      <text:h text:style-name="P1" text:outline-level="4"><text:bookmark text:name="user-content-step-02-tuples"/>Goals:</text:h>
      <text:p text:style-name="P8"><text:bookmark text:name="user-content-goals-1"/><text:span text:style-name="Source_20_Text"><text:span text:style-name="T34">After taking this step, you will be able to:</text:span></text:span></text:p>
      <text:p text:style-name="P11"><text:span text:style-name="Source_20_Text"><text:span text:style-name="T34"><text:s text:c="8"/>1. interpret and implement Python programs using tuples: creating, unpacking, modifying, combining two tuples, iterating over a tuple.</text:span></text:span></text:p>
      <text:h text:style-name="P2" text:outline-level="4">What to Learn?</text:h>
      <text:list text:style-name="L3">
        <text:list-item>
          <text:p text:style-name="P67"><text:bookmark text:name="user-content-what-to-learn-1"/><text:span text:style-name="T34">Using </text:span><text:span text:style-name="Strong_20_Emphasis"><text:span text:style-name="T34">BRef-01: Chapter 07</text:span></text:span><text:span text:style-name="T34"> answer and experiment the following questions: </text:span></text:p>
          <text:list>
            <text:list-item>
              <text:p text:style-name="P52">What is a tuple in Python and how is it defined?</text:p>
              <text:p text:style-name="P59">A tuple is a sequence structure like lists.</text:p>
              <text:p text:style-name="P59">Defined like <text:span text:style-name="T36">tuple = ()</text:span></text:p>
            </text:list-item>
            <text:list-item>
              <text:p text:style-name="P52">How can one combine and compare two (or more) tuples? </text:p>
              <text:p text:style-name="P59">With “+” for example: (“Groucho”,) + (“Chico”, “Harpo”)</text:p>
              <text:p text:style-name="P59">Compare can be done with the operators</text:p>
            </text:list-item>
            <text:list-item>
              <text:p text:style-name="P52">How can one iterate over the elements of a tuple? </text:p>
              <text:p text:style-name="P59">With a for loop</text:p>
            </text:list-item>
            <text:list-item>
              <text:p text:style-name="P53">How is a tuple modified?</text:p>
              <text:p text:style-name="P61">It isn’t</text:p>
            </text:list-item>
          </text:list>
        </text:list-item>
      </text:list>
      <text:h text:style-name="P2" text:outline-level="4">Exercises:</text:h>
      <text:list text:style-name="L4">
        <text:list-item>
          <text:p text:style-name="P54"><text:bookmark text:name="user-content-exercises-1"/>You can create a tuple with mixed types in it, for example texts and numbers. Can you think of a<text:span text:style-name="T38">n</text:span> advantage and a disadvantage of doing this? Implement your example.</text:p>
          <text:p text:style-name="P63"><text:s/></text:p>
        </text:list-item>
        <text:list-item>
          <text:p text:style-name="P55">Create a tuple with three numbers in it. Unpack the tuple into three different variables. Print the last one.</text:p>
        </text:list-item>
      </text:list>
      <text:p text:style-name="P32"><text:span text:style-name="T21">numbers</text:span><text:span text:style-name="T5"> </text:span><text:span text:style-name="T26">=</text:span><text:span text:style-name="T5"> (</text:span><text:span text:style-name="T30">1</text:span><text:span text:style-name="T5">, </text:span><text:span text:style-name="T30">2</text:span><text:span text:style-name="T5">, </text:span><text:span text:style-name="T30">3</text:span><text:span text:style-name="T5">)</text:span></text:p>
      <text:p text:style-name="P25"><text:span text:style-name="T21">a</text:span><text:span text:style-name="T5">, </text:span><text:span text:style-name="T21">b</text:span><text:span text:style-name="T5">, </text:span><text:span text:style-name="T21">c</text:span><text:span text:style-name="T5"> </text:span><text:span text:style-name="T26">=</text:span><text:span text:style-name="T5"> </text:span><text:span text:style-name="T21">numbers</text:span></text:p>
      <text:p text:style-name="P25"><text:span text:style-name="T13">print</text:span><text:span text:style-name="T5">(</text:span><text:span text:style-name="T21">c</text:span><text:span text:style-name="T5">)</text:span></text:p>
      <text:list text:continue-numbering="true" text:style-name="L4">
        <text:list-header>
          <text:p text:style-name="P55"/>
        </text:list-header>
        <text:list-item>
          <text:p text:style-name="P55">Create a tuple with two numbers in it, create a second tuple with two texts in it. Add them together into a new tuple. Print the new tuple.</text:p>
        </text:list-item>
      </text:list>
      <text:p text:style-name="P32"><text:span text:style-name="T23">n</text:span><text:span text:style-name="T21">umbers</text:span><text:span text:style-name="T5"> </text:span><text:span text:style-name="T26">=</text:span><text:span text:style-name="T5"> (</text:span><text:span text:style-name="T30">1</text:span><text:span text:style-name="T5">, </text:span><text:span text:style-name="T30">2</text:span><text:span text:style-name="T5">)<text:tab/></text:span></text:p>
      <text:p text:style-name="P25"><text:span text:style-name="T21">letters</text:span><text:span text:style-name="T5"> </text:span><text:span text:style-name="T26">=</text:span><text:span text:style-name="T5"> (</text:span><text:span text:style-name="T19">"gaming"</text:span><text:span text:style-name="T5">, </text:span><text:span text:style-name="T19">"space"</text:span><text:span text:style-name="T5">)</text:span></text:p>
      <text:p text:style-name="P25"><text:span text:style-name="T13">print</text:span><text:span text:style-name="T5">(</text:span><text:span text:style-name="T21">numbers</text:span><text:span text:style-name="T5"> </text:span><text:span text:style-name="T26">+</text:span><text:span text:style-name="T5"> </text:span><text:span text:style-name="T21">letters</text:span></text:p>
      <text:list text:continue-numbering="true" text:style-name="L4">
        <text:list-header>
          <text:p text:style-name="P55"/>
        </text:list-header>
        <text:list-item>
          <text:p text:style-name="P55">Create a tuple with three numbers in it. Use a for loop to iterate over each value. Multiply each value by 2 and print each result.</text:p>
        </text:list-item>
      </text:list>
      <text:p text:style-name="P31"><text:span text:style-name="T21">numbers</text:span><text:span text:style-name="T5"> </text:span><text:span text:style-name="T26">=</text:span><text:span text:style-name="T5"> (</text:span><text:span text:style-name="T30">1</text:span><text:span text:style-name="T5">, </text:span><text:span text:style-name="T30">2</text:span><text:span text:style-name="T5">, </text:span><text:span text:style-name="T30">3</text:span><text:span text:style-name="T5">)</text:span></text:p>
      <text:p text:style-name="P26"><text:span text:style-name="T32">for</text:span><text:span text:style-name="T5"> </text:span><text:span text:style-name="T21">i</text:span><text:span text:style-name="T5"> </text:span><text:span text:style-name="T32">in</text:span><text:span text:style-name="T5"> </text:span><text:span text:style-name="T21">numbers</text:span><text:span text:style-name="T5">:</text:span></text:p>
      <text:p text:style-name="P26"><text:span text:style-name="T5">    <text:tab/><text:tab/></text:span><text:span text:style-name="T21">i</text:span><text:span text:style-name="T5"> </text:span><text:span text:style-name="T26">*=</text:span><text:span text:style-name="T5"> </text:span><text:span text:style-name="T30">2</text:span></text:p>
      <text:p text:style-name="P34"><text:span text:style-name="T8">    <text:tab/><text:tab/></text:span><text:span text:style-name="T17">print</text:span><text:span text:style-name="T8">(</text:span><text:span text:style-name="T22">i</text:span><text:span text:style-name="T8">)</text:span></text:p>
      <text:p text:style-name="P3"/>
      <text:list text:continue-numbering="true" text:style-name="L4">
        <text:list-item>
          <text:p text:style-name="P56">Create a function that returns a tuple containing three texts. Call the function. Unpack the tuple into variables. Print the variables.</text:p>
        </text:list-item>
      </text:list>
      <text:p text:style-name="P25"><text:span text:style-name="T2">def</text:span><text:span text:style-name="T5"> </text:span><text:span text:style-name="T13">tuples</text:span><text:span text:style-name="T5">():</text:span></text:p>
      <text:p text:style-name="P25"><text:span text:style-name="T5">    </text:span><text:span text:style-name="T21">x</text:span><text:span text:style-name="T5"> </text:span><text:span text:style-name="T26">=</text:span><text:span text:style-name="T5"> (</text:span><text:span text:style-name="T19">"Big"</text:span><text:span text:style-name="T5">, </text:span><text:span text:style-name="T19">"Booty"</text:span><text:span text:style-name="T5">, </text:span><text:span text:style-name="T19">"Latina"</text:span><text:span text:style-name="T5">)</text:span></text:p>
      <text:p text:style-name="P25"><text:span text:style-name="T5">    </text:span><text:span text:style-name="T21">a</text:span><text:span text:style-name="T5">, </text:span><text:span text:style-name="T21">b</text:span><text:span text:style-name="T5">, </text:span><text:span text:style-name="T21">c</text:span><text:span text:style-name="T5"> </text:span><text:span text:style-name="T26">=</text:span><text:span text:style-name="T5"> </text:span><text:span text:style-name="T21">x</text:span></text:p>
      <text:p text:style-name="P25"><text:span text:style-name="T5">    </text:span><text:span text:style-name="T13">print</text:span><text:span text:style-name="T5">(</text:span><text:span text:style-name="T21">a</text:span><text:span text:style-name="T5">, </text:span><text:span text:style-name="T21">b</text:span><text:span text:style-name="T5">, </text:span><text:span text:style-name="T21">c</text:span><text:span text:style-name="T5">)</text:span></text:p>
      <text:p text:style-name="P30"><text:span text:style-name="T17">tuples</text:span><text:span text:style-name="T8">()</text:span></text:p>
      <text:p text:style-name="P9"><text:span text:style-name="T8"/></text:p>
      <text:h text:style-name="P13" text:outline-level="3">Step-03: Lists.</text:h>
      <text:h text:style-name="P7" text:outline-level="4"><text:bookmark text:name="user-content-step-03-lists"/>Goals:</text:h>
      <text:p text:style-name="P8"><text:bookmark text:name="user-content-goals-2"/><text:span text:style-name="Source_20_Text">After taking this step, you will be able to:</text:span></text:p>
      <text:p text:style-name="P11"><text:span text:style-name="Source_20_Text"><text:s text:c="8"/>1. interpret and implement Python programs using lists: defining, offset, slicing, adding new element, modifying an element.</text:span></text:p>
      <text:h text:style-name="Heading_20_4" text:outline-level="4">What to Learn?</text:h>
      <text:list text:style-name="L5">
        <text:list-item>
          <text:p text:style-name="P69"><text:bookmark text:name="user-content-what-to-learn-2"/>Using <text:span text:style-name="Strong_20_Emphasis">BRef-01: Chapter 07</text:span> answer and experiment the following questions: </text:p>
          <text:list>
            <text:list-item>
              <text:p text:style-name="P71">What is a list in Python and how is it defined?<text:line-break/><text:span text:style-name="T37">A list is also a sequence structure, like tuples.</text:span></text:p>
              <text:p text:style-name="P73">It’s defined with list = []</text:p>
            </text:list-item>
            <text:list-item>
              <text:p text:style-name="P70"><text:span text:style-name="T1">What is the result of </text:span><text:span text:style-name="Emphasis"><text:span text:style-name="T1">split()</text:span></text:span><text:span text:style-name="T1"> on a string?</text:span></text:p>
              <text:p text:style-name="P73">It will make a list after each “space”.</text:p>
            </text:list-item>
            <text:list-item>
              <text:p text:style-name="P71">There are two ways to get items from a list: offset and slice. What are the pros / cons of each? Experiment with some examples.</text:p>
              <text:p text:style-name="P73">idk</text:p>
            </text:list-item>
            <text:list-item>
              <text:p text:style-name="P71">How can you add new elements to a list?</text:p>
              <text:p text:style-name="P73">With append.(“element”)</text:p>
            </text:list-item>
            <text:list-item>
              <text:p text:style-name="P71">How can you modify elements of a list?</text:p>
              <text:p text:style-name="P73">With the offset[1]</text:p>
            </text:list-item>
            <text:list-item>
              <text:p text:style-name="P71">How can one iterate over the elements of a list?</text:p>
              <text:p text:style-name="P73">Iterate with for and in</text:p>
            </text:list-item>
            <text:list-item>
              <text:p text:style-name="P68"><text:span text:style-name="Emphasis"><text:span text:style-name="T1">Mutability</text:span></text:span><text:span text:style-name="T1"> is one of the main differences between a tuple and a list. Elaborate this with some example.<text:line-break/></text:span><text:span text:style-name="T37">It means that I can add or take way things from the list</text:span></text:p>
            </text:list-item>
          </text:list>
        </text:list-item>
      </text:list>
      <text:h text:style-name="Heading_20_4" text:outline-level="4"/>
      <text:h text:style-name="P10" text:outline-level="4">Exercises:</text:h>
      <text:list text:style-name="L6">
        <text:list-item>
          <text:p text:style-name="P74"><text:bookmark text:name="user-content-exercises-2"/>Define a list of integers representing scores of a game. Write a program that prints out maximum and minimum of the <text:span text:style-name="Source_20_Text">scores</text:span>.</text:p>
        </text:list-item>
      </text:list>
      <text:p text:style-name="P23"><text:span text:style-name="T21">scores</text:span><text:span text:style-name="T5"> </text:span><text:span text:style-name="T26">=</text:span><text:span text:style-name="T5"> [</text:span><text:span text:style-name="T30">1</text:span><text:span text:style-name="T5">,</text:span><text:span text:style-name="T30">2</text:span><text:span text:style-name="T5">,</text:span><text:span text:style-name="T30">3</text:span><text:span text:style-name="T5">,</text:span><text:span text:style-name="T30">4</text:span><text:span text:style-name="T5">,</text:span><text:span text:style-name="T30">5</text:span><text:span text:style-name="T5">,</text:span><text:span text:style-name="T30">6</text:span><text:span text:style-name="T5">,</text:span><text:span text:style-name="T30">7</text:span><text:span text:style-name="T5">,</text:span><text:span text:style-name="T30">8</text:span><text:span text:style-name="T5">,</text:span><text:span text:style-name="T30">9</text:span><text:span text:style-name="T5">,</text:span><text:span text:style-name="T30">10</text:span><text:span text:style-name="T5">]</text:span></text:p>
      <text:p text:style-name="P22"><text:span text:style-name="T13">print</text:span><text:span text:style-name="T5">(</text:span><text:span text:style-name="T21">scores</text:span><text:span text:style-name="T5">[</text:span><text:span text:style-name="T30">0</text:span><text:span text:style-name="T5">], </text:span><text:span text:style-name="T21">scores</text:span><text:span text:style-name="T5">[</text:span><text:span text:style-name="T26">-</text:span><text:span text:style-name="T30">1</text:span><text:span text:style-name="T5">])</text:span></text:p>
      <text:list text:continue-numbering="true" text:style-name="L6">
        <text:list-header>
          <text:p text:style-name="P74"/>
        </text:list-header>
        <text:list-item>
          <text:p text:style-name="P75">Extend your program from the previous exercise such that it prints two largest and two smallest elements of the <text:span text:style-name="Source_20_Text">scores</text:span>. </text:p>
        </text:list-item>
      </text:list>
      <text:p text:style-name="P24"><text:span text:style-name="T21">scores</text:span><text:span text:style-name="T5"> </text:span><text:span text:style-name="T26">=</text:span><text:span text:style-name="T5"> [</text:span><text:span text:style-name="T30">1</text:span><text:span text:style-name="T5">,</text:span><text:span text:style-name="T30">2</text:span><text:span text:style-name="T5">,</text:span><text:span text:style-name="T30">3</text:span><text:span text:style-name="T5">,</text:span><text:span text:style-name="T30">4</text:span><text:span text:style-name="T5">,</text:span><text:span text:style-name="T30">5</text:span><text:span text:style-name="T5">,</text:span><text:span text:style-name="T30">6</text:span><text:span text:style-name="T5">,</text:span><text:span text:style-name="T30">7</text:span><text:span text:style-name="T5">,</text:span><text:span text:style-name="T30">8</text:span><text:span text:style-name="T5">,</text:span><text:span text:style-name="T30">9</text:span><text:span text:style-name="T5">,</text:span><text:span text:style-name="T30">10</text:span><text:span text:style-name="T5">]</text:span></text:p>
      <text:p text:style-name="P22"><text:span text:style-name="T13">print</text:span><text:span text:style-name="T5">(</text:span><text:span text:style-name="T21">scores</text:span><text:span text:style-name="T5">[</text:span><text:span text:style-name="T30">0</text:span><text:span text:style-name="T5">:</text:span><text:span text:style-name="T30">2</text:span><text:span text:style-name="T5">], </text:span><text:span text:style-name="T21">scores</text:span><text:span text:style-name="T5">[</text:span><text:span text:style-name="T30">8</text:span><text:span text:style-name="T5">:</text:span><text:span text:style-name="T30">10</text:span><text:span text:style-name="T5">])</text:span></text:p>
      <text:list text:continue-numbering="true" text:style-name="L6">
        <text:list-header>
          <text:p text:style-name="P78"/>
        </text:list-header>
      </text:list>
      <text:p text:style-name="P17"/>
      <text:list text:continue-numbering="true" text:style-name="L6">
        <text:list-item>
          <text:p text:style-name="P76">Write a program that asks the user to enter a list of integers. Do the following:</text:p>
          <text:list>
            <text:list-item>
              <text:p text:style-name="P75">Print the total number of items in the list.</text:p>
            </text:list-item>
            <text:list-item>
              <text:p text:style-name="P75">Print the last item in the list.</text:p>
            </text:list-item>
            <text:list-item>
              <text:p text:style-name="P75">Print the list in reverse order.</text:p>
            </text:list-item>
            <text:list-item>
              <text:p text:style-name="P75">Print Yes if the list contains a 5 and No otherwise.</text:p>
            </text:list-item>
            <text:list-item>
              <text:p text:style-name="P75">Print the number of fives in the list.</text:p>
            </text:list-item>
            <text:list-item>
              <text:p text:style-name="P75">Remove the first and last items from the list, sort the remaining items, and print the result.</text:p>
            </text:list-item>
            <text:list-item>
              <text:p text:style-name="P75">Print how many integers in the list are less than 5.</text:p>
            </text:list-item>
          </text:list>
        </text:list-item>
      </text:list>
      <text:p text:style-name="P16"/>
      <text:p text:style-name="P37"><text:span text:style-name="T22">numbers</text:span><text:span text:style-name="T8"> </text:span><text:span text:style-name="T27">=</text:span><text:span text:style-name="T8"> </text:span><text:span text:style-name="T17">input</text:span><text:span text:style-name="T8">(</text:span><text:span text:style-name="T20">"List of integers: "</text:span><text:span text:style-name="T8">).</text:span><text:span text:style-name="T17">split</text:span><text:span text:style-name="T8">()</text:span></text:p>
      <text:p text:style-name="P30"/>
      <text:p text:style-name="P22"><text:span text:style-name="T32">for</text:span><text:span text:style-name="T5"> </text:span><text:span text:style-name="T21">i</text:span><text:span text:style-name="T5"> </text:span><text:span text:style-name="T32">in</text:span><text:span text:style-name="T5"> </text:span><text:span text:style-name="T33">range</text:span><text:span text:style-name="T5">(</text:span><text:span text:style-name="T13">len</text:span><text:span text:style-name="T5">(</text:span><text:span text:style-name="T21">numbers</text:span><text:span text:style-name="T5">)):</text:span></text:p>
      <text:p text:style-name="P22"><text:span text:style-name="T5">    </text:span><text:span text:style-name="T21">numbers</text:span><text:span text:style-name="T5">[</text:span><text:span text:style-name="T21">i</text:span><text:span text:style-name="T5">] </text:span><text:span text:style-name="T26">=</text:span><text:span text:style-name="T5"> </text:span><text:span text:style-name="T33">int</text:span><text:span text:style-name="T5">(</text:span><text:span text:style-name="T21">numbers</text:span><text:span text:style-name="T5">[</text:span><text:span text:style-name="T21">i</text:span><text:span text:style-name="T5">])</text:span></text:p>
      <text:p text:style-name="P14">    </text:p>
      <text:p text:style-name="P22"><text:span text:style-name="T13">print</text:span><text:span text:style-name="T5">(</text:span><text:span text:style-name="T21">numbers</text:span><text:span text:style-name="T5">)</text:span></text:p>
      <text:p text:style-name="P22"><text:span text:style-name="T13">print</text:span><text:span text:style-name="T5">(</text:span><text:span text:style-name="T21">numbers</text:span><text:span text:style-name="T5">[</text:span><text:span text:style-name="T26">-</text:span><text:span text:style-name="T30">1</text:span><text:span text:style-name="T5">])</text:span></text:p>
      <text:p text:style-name="P30"/>
      <text:p text:style-name="P22"><text:span text:style-name="T21">numbers</text:span><text:span text:style-name="T5">.</text:span><text:span text:style-name="T13">reverse</text:span><text:span text:style-name="T5">()</text:span></text:p>
      <text:p text:style-name="P22"><text:span text:style-name="T13">print</text:span><text:span text:style-name="T5">(</text:span><text:span text:style-name="T21">numbers</text:span><text:span text:style-name="T5">)</text:span></text:p>
      <text:p text:style-name="P22"><text:span text:style-name="T21">numbers</text:span><text:span text:style-name="T5">.</text:span><text:span text:style-name="T13">reverse</text:span><text:span text:style-name="T5">()</text:span></text:p>
      <text:p text:style-name="P30"/>
      <text:p text:style-name="P22"><text:span text:style-name="T32">for</text:span><text:span text:style-name="T5"> </text:span><text:span text:style-name="T21">x</text:span><text:span text:style-name="T5"> </text:span><text:span text:style-name="T32">in</text:span><text:span text:style-name="T5"> </text:span><text:span text:style-name="T21">numbers</text:span><text:span text:style-name="T5">:</text:span></text:p>
      <text:p text:style-name="P22"><text:span text:style-name="T5">    </text:span><text:span text:style-name="T32">if</text:span><text:span text:style-name="T5"> </text:span><text:span text:style-name="T2">not</text:span><text:span text:style-name="T5"> </text:span><text:span text:style-name="T21">x</text:span><text:span text:style-name="T5"> </text:span><text:span text:style-name="T26">%</text:span><text:span text:style-name="T5"> </text:span><text:span text:style-name="T30">5</text:span><text:span text:style-name="T5">:</text:span></text:p>
      <text:p text:style-name="P22"><text:span text:style-name="T5">        </text:span><text:span text:style-name="T13">print</text:span><text:span text:style-name="T5">(</text:span><text:span text:style-name="T19">"Yes"</text:span><text:span text:style-name="T5">)</text:span></text:p>
      <text:p text:style-name="P22"><text:span text:style-name="T5">        </text:span><text:span text:style-name="T32">break</text:span></text:p>
      <text:p text:style-name="P22"><text:span text:style-name="T5">    </text:span><text:span text:style-name="T32">else</text:span><text:span text:style-name="T5">:</text:span></text:p>
      <text:p text:style-name="P22"><text:span text:style-name="T5">        </text:span><text:span text:style-name="T13">print</text:span><text:span text:style-name="T5">(</text:span><text:span text:style-name="T19">"No"</text:span><text:span text:style-name="T5">)</text:span></text:p>
      <text:p text:style-name="P14">    </text:p>
      <text:p text:style-name="P22"><text:span text:style-name="T21">count</text:span><text:span text:style-name="T5"> </text:span><text:span text:style-name="T26">=</text:span><text:span text:style-name="T5"> </text:span><text:span text:style-name="T30">0</text:span></text:p>
      <text:p text:style-name="P22"><text:span text:style-name="T32">for</text:span><text:span text:style-name="T5"> </text:span><text:span text:style-name="T21">y</text:span><text:span text:style-name="T5"> </text:span><text:span text:style-name="T32">in</text:span><text:span text:style-name="T5"> </text:span><text:span text:style-name="T21">numbers</text:span><text:span text:style-name="T5">:</text:span></text:p>
      <text:p text:style-name="P22"><text:span text:style-name="T5">    </text:span><text:span text:style-name="T32">if</text:span><text:span text:style-name="T5"> </text:span><text:span text:style-name="T2">not</text:span><text:span text:style-name="T5"> </text:span><text:span text:style-name="T21">y</text:span><text:span text:style-name="T5"> </text:span><text:span text:style-name="T26">%</text:span><text:span text:style-name="T5"> </text:span><text:span text:style-name="T30">5</text:span><text:span text:style-name="T5">:</text:span></text:p>
      <text:p text:style-name="P22"><text:span text:style-name="T5">        </text:span><text:span text:style-name="T21">count</text:span><text:span text:style-name="T5"> </text:span><text:span text:style-name="T26">+=</text:span><text:span text:style-name="T5"> </text:span><text:span text:style-name="T30">1</text:span></text:p>
      <text:p text:style-name="P22"><text:span text:style-name="T5">    </text:span><text:span text:style-name="T32">else</text:span><text:span text:style-name="T5">:</text:span></text:p>
      <text:p text:style-name="P22"><text:span text:style-name="T5">        </text:span><text:span text:style-name="T32">continue</text:span></text:p>
      <text:p text:style-name="P22"><text:span text:style-name="T13">print</text:span><text:span text:style-name="T5">(</text:span><text:span text:style-name="T21">count</text:span><text:span text:style-name="T5">)</text:span></text:p>
      <text:p text:style-name="P30"/>
      <text:p text:style-name="P22"><text:span text:style-name="T21">nocount</text:span><text:span text:style-name="T5"> </text:span><text:span text:style-name="T26">=</text:span><text:span text:style-name="T5"> </text:span><text:span text:style-name="T30">0</text:span></text:p>
      <text:p text:style-name="P22"><text:span text:style-name="T32">for</text:span><text:span text:style-name="T5"> </text:span><text:span text:style-name="T21">p</text:span><text:span text:style-name="T5"> </text:span><text:span text:style-name="T32">in</text:span><text:span text:style-name="T5"> </text:span><text:span text:style-name="T21">numbers</text:span><text:span text:style-name="T5">:</text:span></text:p>
      <text:p text:style-name="P22"><text:span text:style-name="T5">    </text:span><text:span text:style-name="T32">if</text:span><text:span text:style-name="T5"> </text:span><text:span text:style-name="T21">p</text:span><text:span text:style-name="T5"> </text:span><text:span text:style-name="T26">%</text:span><text:span text:style-name="T5"> </text:span><text:span text:style-name="T30">5</text:span><text:span text:style-name="T5">:</text:span></text:p>
      <text:p text:style-name="P22"><text:span text:style-name="T5">        </text:span><text:span text:style-name="T21">nocount</text:span><text:span text:style-name="T5"> </text:span><text:span text:style-name="T26">+=</text:span><text:span text:style-name="T5"> </text:span><text:span text:style-name="T30">1</text:span></text:p>
      <text:p text:style-name="P22"><text:span text:style-name="T5">    </text:span><text:span text:style-name="T32">else</text:span><text:span text:style-name="T5">:</text:span></text:p>
      <text:p text:style-name="P22"><text:span text:style-name="T5">        </text:span><text:span text:style-name="T32">continue</text:span></text:p>
      <text:p text:style-name="P22"><text:span text:style-name="T13">print</text:span><text:span text:style-name="T5">(</text:span><text:span text:style-name="T21">nocount</text:span><text:span text:style-name="T5">)</text:span></text:p>
      <text:p text:style-name="P16"/>
      <text:p text:style-name="P16"/>
      <text:p text:style-name="P17"/>
      <text:list text:continue-numbering="true" text:style-name="L6">
        <text:list-item>
          <text:p text:style-name="P76">Write a program that generates a list of 20 random numbers between 1 and 100. </text:p>
          <text:list>
            <text:list-item>
              <text:p text:style-name="P75">Print the list.</text:p>
            </text:list-item>
            <text:list-item>
              <text:p text:style-name="P75">Print the average of the elements in the list.</text:p>
            </text:list-item>
            <text:list-item>
              <text:p text:style-name="P75">Print the largest and smallest values in the list.</text:p>
            </text:list-item>
            <text:list-item>
              <text:p text:style-name="P75">Print the second largest and second smallest entries in the list.</text:p>
            </text:list-item>
            <text:list-item>
              <text:p text:style-name="P75">Print how many even numbers are in the list.</text:p>
            </text:list-item>
          </text:list>
        </text:list-item>
      </text:list>
      <text:p text:style-name="P16"/>
      <text:p text:style-name="P18"><text:span text:style-name="T21">l</text:span><text:span text:style-name="T24">ist</text:span><text:span text:style-name="T10"> </text:span><text:span text:style-name="T28">=</text:span><text:span text:style-name="T10"> []</text:span></text:p>
      <text:p text:style-name="P22"><text:span text:style-name="T32">for</text:span><text:span text:style-name="T5"> </text:span><text:span text:style-name="T21">x</text:span><text:span text:style-name="T5"> </text:span><text:span text:style-name="T32">in</text:span><text:span text:style-name="T5"> </text:span><text:span text:style-name="T33">range</text:span><text:span text:style-name="T5">(</text:span><text:span text:style-name="T30">1</text:span><text:span text:style-name="T5">, </text:span><text:span text:style-name="T30">20</text:span><text:span text:style-name="T5">):</text:span></text:p>
      <text:p text:style-name="P22"><text:span text:style-name="T5">    </text:span><text:span text:style-name="T21">random_number</text:span><text:span text:style-name="T5"> </text:span><text:span text:style-name="T26">=</text:span><text:span text:style-name="T5"> </text:span><text:span text:style-name="T33">random</text:span><text:span text:style-name="T5">.</text:span><text:span text:style-name="T21">randrange</text:span><text:span text:style-name="T5">(</text:span><text:span text:style-name="T30">1</text:span><text:span text:style-name="T5">,</text:span><text:span text:style-name="T30">101</text:span><text:span text:style-name="T5">)</text:span></text:p>
      <text:p text:style-name="P22"><text:span text:style-name="T5">    </text:span><text:span text:style-name="T21">list</text:span><text:span text:style-name="T5">.</text:span><text:span text:style-name="T13">append</text:span><text:span text:style-name="T5">(</text:span><text:span text:style-name="T21">random_number</text:span><text:span text:style-name="T5">)</text:span></text:p>
      <text:p text:style-name="P22"><text:span text:style-name="T13">print</text:span><text:span text:style-name="T5">(</text:span><text:span text:style-name="T21">list</text:span><text:span text:style-name="T5">)</text:span></text:p>
      <text:p text:style-name="P30"/>
      <text:p text:style-name="P22"><text:span text:style-name="T2">def</text:span><text:span text:style-name="T5"> </text:span><text:span text:style-name="T13">average</text:span><text:span text:style-name="T5">(</text:span><text:span text:style-name="T21">list</text:span><text:span text:style-name="T5">):</text:span></text:p>
      <text:p text:style-name="P22"><text:span text:style-name="T5">    </text:span><text:span text:style-name="T32">return</text:span><text:span text:style-name="T5"> </text:span><text:span text:style-name="T13">sum</text:span><text:span text:style-name="T5">(</text:span><text:span text:style-name="T21">list</text:span><text:span text:style-name="T5">) </text:span><text:span text:style-name="T26">/</text:span><text:span text:style-name="T5"> </text:span><text:span text:style-name="T13">len</text:span><text:span text:style-name="T5">(</text:span><text:span text:style-name="T21">list</text:span><text:span text:style-name="T5">)</text:span></text:p>
      <text:p text:style-name="P30"/>
      <text:p text:style-name="P22"><text:span text:style-name="T13">print</text:span><text:span text:style-name="T5">(</text:span><text:span text:style-name="T13">round</text:span><text:span text:style-name="T5">(</text:span><text:span text:style-name="T13">average</text:span><text:span text:style-name="T5">(</text:span><text:span text:style-name="T21">list</text:span><text:span text:style-name="T5">)))</text:span></text:p>
      <text:p text:style-name="P30"/>
      <text:p text:style-name="P22"><text:span text:style-name="T21">list</text:span><text:span text:style-name="T5">.</text:span><text:span text:style-name="T13">sort</text:span><text:span text:style-name="T5">()</text:span></text:p>
      <text:p text:style-name="P22"><text:span text:style-name="T2">def</text:span><text:span text:style-name="T5"> </text:span><text:span text:style-name="T13">largest</text:span><text:span text:style-name="T5">(</text:span><text:span text:style-name="T21">list</text:span><text:span text:style-name="T5">):</text:span></text:p>
      <text:p text:style-name="P22"><text:span text:style-name="T5">    </text:span><text:span text:style-name="T32">return</text:span><text:span text:style-name="T5"> </text:span><text:span text:style-name="T13">max</text:span><text:span text:style-name="T5">(</text:span><text:span text:style-name="T21">list</text:span><text:span text:style-name="T5">)</text:span></text:p>
      <text:p text:style-name="P22"><text:span text:style-name="T2">def</text:span><text:span text:style-name="T5"> </text:span><text:span text:style-name="T13">smallest</text:span><text:span text:style-name="T5">(</text:span><text:span text:style-name="T21">list</text:span><text:span text:style-name="T5">):</text:span></text:p>
      <text:p text:style-name="P22"><text:span text:style-name="T5">    </text:span><text:span text:style-name="T32">return</text:span><text:span text:style-name="T5"> </text:span><text:span text:style-name="T13">min</text:span><text:span text:style-name="T5">(</text:span><text:span text:style-name="T21">list</text:span><text:span text:style-name="T5">)</text:span></text:p>
      <text:p text:style-name="P30"/>
      <text:p text:style-name="P22"><text:span text:style-name="T13">print</text:span><text:span text:style-name="T5">(</text:span><text:span text:style-name="T13">largest</text:span><text:span text:style-name="T5">(</text:span><text:span text:style-name="T21">list</text:span><text:span text:style-name="T5">))</text:span></text:p>
      <text:p text:style-name="P22"><text:span text:style-name="T13">print</text:span><text:span text:style-name="T5">(</text:span><text:span text:style-name="T13">smallest</text:span><text:span text:style-name="T5">(</text:span><text:span text:style-name="T21">list</text:span><text:span text:style-name="T5">))</text:span></text:p>
      <text:p text:style-name="P30"/>
      <text:p text:style-name="P22"><text:span text:style-name="T21">list</text:span><text:span text:style-name="T5">.</text:span><text:span text:style-name="T13">sort</text:span><text:span text:style-name="T5">()</text:span></text:p>
      <text:p text:style-name="P22"><text:span text:style-name="T13">print</text:span><text:span text:style-name="T5">(</text:span><text:span text:style-name="T21">list</text:span><text:span text:style-name="T5">)</text:span></text:p>
      <text:p text:style-name="P22"><text:span text:style-name="T21">second_smallest</text:span><text:span text:style-name="T5"> </text:span><text:span text:style-name="T26">=</text:span><text:span text:style-name="T5"> </text:span><text:span text:style-name="T21">list</text:span><text:span text:style-name="T5">[</text:span><text:span text:style-name="T30">1</text:span><text:span text:style-name="T5">]</text:span></text:p>
      <text:p text:style-name="P22"><text:span text:style-name="T21">second_largest</text:span><text:span text:style-name="T5"> </text:span><text:span text:style-name="T26">=</text:span><text:span text:style-name="T5"> </text:span><text:span text:style-name="T21">list</text:span><text:span text:style-name="T5">[</text:span><text:span text:style-name="T26">-</text:span><text:span text:style-name="T30">2</text:span><text:span text:style-name="T5">]</text:span></text:p>
      <text:p text:style-name="P22"><text:span text:style-name="T13">print</text:span><text:span text:style-name="T5">(</text:span><text:span text:style-name="T21">second_largest</text:span><text:span text:style-name="T5">)</text:span></text:p>
      <text:p text:style-name="P22"><text:span text:style-name="T13">print</text:span><text:span text:style-name="T5">(</text:span><text:span text:style-name="T21">second_smallest</text:span><text:span text:style-name="T5">)</text:span></text:p>
      <text:p text:style-name="P30"/>
      <text:p text:style-name="P22"><text:span text:style-name="T21">even_count</text:span><text:span text:style-name="T5"> </text:span><text:span text:style-name="T26">=</text:span><text:span text:style-name="T5"> </text:span><text:span text:style-name="T30">0</text:span></text:p>
      <text:p text:style-name="P22"><text:span text:style-name="T32">for</text:span><text:span text:style-name="T5"> </text:span><text:span text:style-name="T21">q</text:span><text:span text:style-name="T5"> </text:span><text:span text:style-name="T32">in</text:span><text:span text:style-name="T5"> </text:span><text:span text:style-name="T21">list</text:span><text:span text:style-name="T5">:</text:span></text:p>
      <text:p text:style-name="P22"><text:span text:style-name="T5">    </text:span><text:span text:style-name="T32">if</text:span><text:span text:style-name="T5"> </text:span><text:span text:style-name="T21">q</text:span><text:span text:style-name="T5"> </text:span><text:span text:style-name="T26">%</text:span><text:span text:style-name="T5"> </text:span><text:span text:style-name="T30">2</text:span><text:span text:style-name="T5"> </text:span><text:span text:style-name="T26">==</text:span><text:span text:style-name="T5"> </text:span><text:span text:style-name="T30">0</text:span><text:span text:style-name="T5">:</text:span></text:p>
      <text:p text:style-name="P22"><text:span text:style-name="T5">        </text:span><text:span text:style-name="T21">even_count</text:span><text:span text:style-name="T5"> </text:span><text:span text:style-name="T26">+=</text:span><text:span text:style-name="T5"> </text:span><text:span text:style-name="T30">1</text:span></text:p>
      <text:p text:style-name="P22"><text:span text:style-name="T5">    </text:span><text:span text:style-name="T32">else</text:span><text:span text:style-name="T5">:</text:span></text:p>
      <text:p text:style-name="P22"><text:span text:style-name="T5">        </text:span><text:span text:style-name="T32">continue</text:span></text:p>
      <text:p text:style-name="P22"><text:span text:style-name="T13">print</text:span><text:span text:style-name="T5">(</text:span><text:span text:style-name="T21">even_count</text:span><text:span text:style-name="T5">)</text:span></text:p>
      <text:p text:style-name="P16"/>
      <text:p text:style-name="P17"/>
      <text:list text:continue-numbering="true" text:style-name="L6">
        <text:list-item>
          <text:p text:style-name="P76">Start with the list <text:span text:style-name="Source_20_Text">[8,9,10]</text:span>. Do the following: </text:p>
          <text:list>
            <text:list-item>
              <text:p text:style-name="P75">Set the second entry (index 1) to 17 </text:p>
            </text:list-item>
            <text:list-item>
              <text:p text:style-name="P75">Add 4,5, and 6 to the end of the list </text:p>
            </text:list-item>
            <text:list-item>
              <text:p text:style-name="P75">Remove the first entry from the list </text:p>
            </text:list-item>
            <text:list-item>
              <text:p text:style-name="P75">Sort the list </text:p>
            </text:list-item>
            <text:list-item>
              <text:p text:style-name="P75">Double the list </text:p>
            </text:list-item>
            <text:list-item>
              <text:p text:style-name="P75">Insert 25 at index 3 </text:p>
            </text:list-item>
            <text:list-item>
              <text:p text:style-name="P77">The final list should equal <text:span text:style-name="Source_20_Text">[4,5,6,25,10,17,4,5,6,10,17]</text:span></text:p>
            </text:list-item>
          </text:list>
        </text:list-item>
      </text:list>
      <text:p text:style-name="P19"><text:span text:style-name="Source_20_Text"><text:span text:style-name="T25">list</text:span></text:span><text:span text:style-name="Source_20_Text"><text:span text:style-name="T29">=</text:span></text:span><text:span text:style-name="Source_20_Text"><text:span text:style-name="T11">[</text:span></text:span><text:span text:style-name="Source_20_Text"><text:span text:style-name="T31">8</text:span></text:span><text:span text:style-name="Source_20_Text"><text:span text:style-name="T11">,</text:span></text:span><text:span text:style-name="Source_20_Text"><text:span text:style-name="T31">9</text:span></text:span><text:span text:style-name="Source_20_Text"><text:span text:style-name="T11">,</text:span></text:span><text:span text:style-name="Source_20_Text"><text:span text:style-name="T31">10</text:span></text:span><text:span text:style-name="Source_20_Text"><text:span text:style-name="T11">]</text:span></text:span></text:p>
      <text:p text:style-name="P21"><text:span text:style-name="T13">print</text:span><text:span text:style-name="T5">(</text:span><text:span text:style-name="T21">list</text:span><text:span text:style-name="T5">)</text:span></text:p>
      <text:p text:style-name="P21"><text:span text:style-name="T21">list</text:span><text:span text:style-name="T5">.</text:span><text:span text:style-name="T13">insert</text:span><text:span text:style-name="T5">(</text:span><text:span text:style-name="T30">1</text:span><text:span text:style-name="T5">, </text:span><text:span text:style-name="T30">17</text:span><text:span text:style-name="T5">)</text:span></text:p>
      <text:p text:style-name="P21"><text:span text:style-name="T13">print</text:span><text:span text:style-name="T5">(</text:span><text:span text:style-name="T21">list</text:span><text:span text:style-name="T5">)</text:span></text:p>
      <text:p text:style-name="P21"><text:span text:style-name="T21">list</text:span><text:span text:style-name="T5">.</text:span><text:span text:style-name="T13">append</text:span><text:span text:style-name="T5">(</text:span><text:span text:style-name="T30">4</text:span><text:span text:style-name="T5">)</text:span></text:p>
      <text:p text:style-name="P21"><text:span text:style-name="T21">list</text:span><text:span text:style-name="T5">.</text:span><text:span text:style-name="T13">append</text:span><text:span text:style-name="T5">(</text:span><text:span text:style-name="T30">5</text:span><text:span text:style-name="T5">)</text:span></text:p>
      <text:p text:style-name="P21"><text:span text:style-name="T21">list</text:span><text:span text:style-name="T5">.</text:span><text:span text:style-name="T13">append</text:span><text:span text:style-name="T5">(</text:span><text:span text:style-name="T30">6</text:span><text:span text:style-name="T5">)</text:span></text:p>
      <text:p text:style-name="P21"><text:span text:style-name="T13">print</text:span><text:span text:style-name="T5">(</text:span><text:span text:style-name="T21">list</text:span><text:span text:style-name="T5">)</text:span></text:p>
      <text:p text:style-name="P21"><text:span text:style-name="T21">list</text:span><text:span text:style-name="T5">.</text:span><text:span text:style-name="T13">pop</text:span><text:span text:style-name="T5">(</text:span><text:span text:style-name="T30">0</text:span><text:span text:style-name="T5">)</text:span></text:p>
      <text:p text:style-name="P21"><text:span text:style-name="T13">print</text:span><text:span text:style-name="T5">(</text:span><text:span text:style-name="T21">list</text:span><text:span text:style-name="T5">)</text:span></text:p>
      <text:p text:style-name="P21"><text:span text:style-name="T21">list</text:span><text:span text:style-name="T5">.</text:span><text:span text:style-name="T13">sort</text:span><text:span text:style-name="T5">()</text:span></text:p>
      <text:p text:style-name="P21"><text:span text:style-name="T13">print</text:span><text:span text:style-name="T5">(</text:span><text:span text:style-name="T21">list</text:span><text:span text:style-name="T5">)</text:span></text:p>
      <text:p text:style-name="P21"><text:span text:style-name="T21">copy</text:span><text:span text:style-name="T5"> </text:span><text:span text:style-name="T26">=</text:span><text:span text:style-name="T5"> </text:span><text:span text:style-name="T21">list</text:span><text:span text:style-name="T5">.</text:span><text:span text:style-name="T13">copy</text:span><text:span text:style-name="T5">()</text:span></text:p>
      <text:p text:style-name="P21"><text:span text:style-name="T21">list</text:span><text:span text:style-name="T5"> </text:span><text:span text:style-name="T26">=</text:span><text:span text:style-name="T5"> </text:span><text:span text:style-name="T21">list</text:span><text:span text:style-name="T5"> </text:span><text:span text:style-name="T26">+</text:span><text:span text:style-name="T5"> </text:span><text:span text:style-name="T21">copy</text:span></text:p>
      <text:p text:style-name="P21"><text:span text:style-name="T13">print</text:span><text:span text:style-name="T5">(</text:span><text:span text:style-name="T21">list</text:span><text:span text:style-name="T5">)</text:span></text:p>
      <text:p text:style-name="P21"><text:span text:style-name="T21">list</text:span><text:span text:style-name="T5">.</text:span><text:span text:style-name="T13">insert</text:span><text:span text:style-name="T5">(</text:span><text:span text:style-name="T30">3</text:span><text:span text:style-name="T5">, </text:span><text:span text:style-name="T30">25</text:span><text:span text:style-name="T5">)</text:span></text:p>
      <text:p text:style-name="P21"><text:span text:style-name="T13">print</text:span><text:span text:style-name="T5">(</text:span><text:span text:style-name="T21">list</text:span><text:span text:style-name="T5">)</text:span></text:p>
      <text:p text:style-name="P20"><text:s/></text:p>
      <text:list text:continue-numbering="true" text:style-name="L6">
        <text:list-item>
          <text:p text:style-name="P75">Create the following lists using a loop. </text:p>
          <text:list>
            <text:list-item>
              <text:p text:style-name="P75">A list consisting of the integers 0 through 49 </text:p>
            </text:list-item>
          </text:list>
        </text:list-item>
      </text:list>
      <text:p text:style-name="P24"><text:span text:style-name="T21">count</text:span><text:span text:style-name="T5"> </text:span><text:span text:style-name="T26">=</text:span><text:span text:style-name="T5"> </text:span><text:span text:style-name="T30">0</text:span></text:p>
      <text:p text:style-name="P25"><text:span text:style-name="T21">list</text:span><text:span text:style-name="T5"> </text:span><text:span text:style-name="T26">=</text:span><text:span text:style-name="T5"> []</text:span></text:p>
      <text:p text:style-name="P25"><text:span text:style-name="T32">for</text:span><text:span text:style-name="T5"> </text:span><text:span text:style-name="T21">x</text:span><text:span text:style-name="T5"> </text:span><text:span text:style-name="T32">in</text:span><text:span text:style-name="T5"> </text:span><text:span text:style-name="T33">range</text:span><text:span text:style-name="T5">(</text:span><text:span text:style-name="T30">0</text:span><text:span text:style-name="T5">, </text:span><text:span text:style-name="T30">50</text:span><text:span text:style-name="T5">):</text:span></text:p>
      <text:p text:style-name="P25"><text:span text:style-name="T5">    </text:span><text:span text:style-name="T21">list</text:span><text:span text:style-name="T5">.</text:span><text:span text:style-name="T13">append</text:span><text:span text:style-name="T5">(</text:span><text:span text:style-name="T21">count</text:span><text:span text:style-name="T5">)</text:span></text:p>
      <text:p text:style-name="P25"><text:span text:style-name="T5">    </text:span><text:span text:style-name="T21">count</text:span><text:span text:style-name="T5"> </text:span><text:span text:style-name="T26">+=</text:span><text:span text:style-name="T5"> </text:span><text:span text:style-name="T30">1</text:span></text:p>
      <text:p text:style-name="P25"><text:span text:style-name="T13">print</text:span><text:span text:style-name="T5">(</text:span><text:span text:style-name="T21">list</text:span><text:span text:style-name="T5">)</text:span></text:p>
      <text:list text:continue-numbering="true" text:style-name="L6">
        <text:list-item>
          <text:list>
            <text:list-header>
              <text:p text:style-name="P75"/>
            </text:list-header>
            <text:list-item>
              <text:p text:style-name="P75">A list containing the squares of the integers 1 through 50. </text:p>
            </text:list-item>
          </text:list>
        </text:list-item>
      </text:list>
      <text:p text:style-name="P23"><text:span text:style-name="T21">count</text:span><text:span text:style-name="T5"> </text:span><text:span text:style-name="T26">=</text:span><text:span text:style-name="T5"> </text:span><text:span text:style-name="T30">0</text:span><text:span text:style-name="T5">               </text:span></text:p>
      <text:p text:style-name="P22"><text:span text:style-name="T21">list</text:span><text:span text:style-name="T5"> </text:span><text:span text:style-name="T26">=</text:span><text:span text:style-name="T5"> []               </text:span></text:p>
      <text:p text:style-name="P22"><text:span text:style-name="T32">for</text:span><text:span text:style-name="T5"> </text:span><text:span text:style-name="T21">x</text:span><text:span text:style-name="T5"> </text:span><text:span text:style-name="T32">in</text:span><text:span text:style-name="T5"> </text:span><text:span text:style-name="T33">range</text:span><text:span text:style-name="T5">(</text:span><text:span text:style-name="T30">1</text:span><text:span text:style-name="T5">, </text:span><text:span text:style-name="T30">51</text:span><text:span text:style-name="T5">):  </text:span></text:p>
      <text:p text:style-name="P22"><text:span text:style-name="T5">    </text:span><text:span text:style-name="T21">square</text:span><text:span text:style-name="T5"> </text:span><text:span text:style-name="T26">=</text:span><text:span text:style-name="T5"> </text:span><text:span text:style-name="T21">count</text:span><text:span text:style-name="T5"> </text:span><text:span text:style-name="T26">*</text:span><text:span text:style-name="T5"> </text:span><text:span text:style-name="T21">count</text:span></text:p>
      <text:p text:style-name="P22"><text:span text:style-name="T5">    </text:span><text:span text:style-name="T21">list</text:span><text:span text:style-name="T5">.</text:span><text:span text:style-name="T13">append</text:span><text:span text:style-name="T5">(</text:span><text:span text:style-name="T21">square</text:span><text:span text:style-name="T5">) </text:span></text:p>
      <text:p text:style-name="P22"><text:span text:style-name="T5">    </text:span><text:span text:style-name="T21">count</text:span><text:span text:style-name="T5"> </text:span><text:span text:style-name="T26">+=</text:span><text:span text:style-name="T5"> </text:span><text:span text:style-name="T30">1</text:span><text:span text:style-name="T5">          </text:span></text:p>
      <text:p text:style-name="P38"><text:span text:style-name="T17">print</text:span><text:span text:style-name="T8">(</text:span><text:span text:style-name="T22">list</text:span><text:span text:style-name="T8">)             </text:span></text:p>
      <text:list text:continue-numbering="true" text:style-name="L6">
        <text:list-item>
          <text:list>
            <text:list-header>
              <text:p text:style-name="P75"/>
            </text:list-header>
          </text:list>
        </text:list-item>
      </text:list>
      <text:p text:style-name="P17"/>
      <text:list text:continue-numbering="true" text:style-name="L6">
        <text:list-item>
          <text:list>
            <text:list-item>
              <text:p text:style-name="P76">The list <text:span text:style-name="Source_20_Text">['a','bb','ccc','dddd', . . . ]</text:span> that ends with 26 copies of the letter z. </text:p>
            </text:list-item>
          </text:list>
        </text:list-item>
      </text:list>
      <text:p text:style-name="Standard"/>
      <text:p text:style-name="P22"><text:span text:style-name="T21">list</text:span><text:span text:style-name="T5"> </text:span><text:span text:style-name="T26">=</text:span><text:span text:style-name="T5"> [</text:span><text:span text:style-name="T13">chr</text:span><text:span text:style-name="T5">(</text:span><text:span text:style-name="T21">i</text:span><text:span text:style-name="T5">) </text:span><text:span text:style-name="T32">for</text:span><text:span text:style-name="T5"> </text:span><text:span text:style-name="T21">i</text:span><text:span text:style-name="T5"> </text:span><text:span text:style-name="T32">in</text:span><text:span text:style-name="T5"> </text:span><text:span text:style-name="T33">range</text:span><text:span text:style-name="T5">(</text:span><text:span text:style-name="T30">65</text:span><text:span text:style-name="T5">, </text:span><text:span text:style-name="T30">90</text:span><text:span text:style-name="T5">)]</text:span></text:p>
      <text:p text:style-name="P22"><text:span text:style-name="T21">empty</text:span><text:span text:style-name="T5"> </text:span><text:span text:style-name="T26">=</text:span><text:span text:style-name="T5"> []</text:span></text:p>
      <text:p text:style-name="P22"><text:span text:style-name="T13">print</text:span><text:span text:style-name="T5">(</text:span><text:span text:style-name="T21">list</text:span><text:span text:style-name="T5">)</text:span></text:p>
      <text:p text:style-name="P22"><text:span text:style-name="T21">count</text:span><text:span text:style-name="T5"> </text:span><text:span text:style-name="T26">=</text:span><text:span text:style-name="T5"> </text:span><text:span text:style-name="T30">1</text:span></text:p>
      <text:p text:style-name="P30"/>
      <text:p text:style-name="P22"><text:span text:style-name="T32">for</text:span><text:span text:style-name="T5"> </text:span><text:span text:style-name="T21">i</text:span><text:span text:style-name="T5"> </text:span><text:span text:style-name="T32">in</text:span><text:span text:style-name="T5"> </text:span><text:span text:style-name="T21">list</text:span><text:span text:style-name="T5">:</text:span></text:p>
      <text:p text:style-name="P22"><text:span text:style-name="T5">    </text:span><text:span text:style-name="T21">replace</text:span><text:span text:style-name="T5"> </text:span><text:span text:style-name="T26">=</text:span><text:span text:style-name="T5"> </text:span><text:span text:style-name="T21">i</text:span><text:span text:style-name="T5"> </text:span><text:span text:style-name="T26">*</text:span><text:span text:style-name="T5"> </text:span><text:span text:style-name="T21">count</text:span></text:p>
      <text:p text:style-name="P22"><text:span text:style-name="T5">    </text:span><text:span text:style-name="T21">count</text:span><text:span text:style-name="T5"> </text:span><text:span text:style-name="T26">+=</text:span><text:span text:style-name="T5"> </text:span><text:span text:style-name="T30">1</text:span></text:p>
      <text:p text:style-name="P22"><text:span text:style-name="T5">    </text:span><text:span text:style-name="T21">empty</text:span><text:span text:style-name="T5">.</text:span><text:span text:style-name="T13">append</text:span><text:span text:style-name="T5">(</text:span><text:span text:style-name="T21">replace</text:span><text:span text:style-name="T5">)</text:span></text:p>
      <text:p text:style-name="P22"><text:span text:style-name="T13">print</text:span><text:span text:style-name="T5">(</text:span><text:span text:style-name="T21">empty</text:span><text:span text:style-name="T5">)</text:span></text:p>
      <text:p text:style-name="P16"/>
      <text:list text:continue-numbering="true" text:style-name="L6">
        <text:list-item>
          <text:p text:style-name="P75">Write a program that takes any two lists L and M of the same size and adds their elements together to form a new list N whose elements are sums of the corresponding elements in L and M. For instance, if <text:span text:style-name="Source_20_Text">L=[3,1,4]</text:span> and <text:span text:style-name="Source_20_Text">M=[1,5,9]</text:span>, then N should equal <text:span text:style-name="Source_20_Text">[4,6,13]</text:span>. <text:s/></text:p>
        </text:list-item>
      </text:list>
      <text:p text:style-name="P23"><text:span text:style-name="T39">L</text:span><text:span text:style-name="T5"> </text:span><text:span text:style-name="T26">=</text:span><text:span text:style-name="T5"> [</text:span><text:span text:style-name="T30">3</text:span><text:span text:style-name="T5">,</text:span><text:span text:style-name="T30">1</text:span><text:span text:style-name="T5">,</text:span><text:span text:style-name="T30">4</text:span><text:span text:style-name="T5">]</text:span></text:p>
      <text:p text:style-name="P22"><text:span text:style-name="T39">M</text:span><text:span text:style-name="T5"> </text:span><text:span text:style-name="T26">=</text:span><text:span text:style-name="T5"> [</text:span><text:span text:style-name="T30">1</text:span><text:span text:style-name="T5">,</text:span><text:span text:style-name="T30">5</text:span><text:span text:style-name="T5">,</text:span><text:span text:style-name="T30">9</text:span><text:span text:style-name="T5">]</text:span></text:p>
      <text:p text:style-name="P22"><text:span text:style-name="T39">N</text:span><text:span text:style-name="T5"> </text:span><text:span text:style-name="T26">=</text:span><text:span text:style-name="T5"> []</text:span></text:p>
      <text:p text:style-name="P30"/>
      <text:p text:style-name="P22"><text:span text:style-name="T32">for</text:span><text:span text:style-name="T5"> </text:span><text:span text:style-name="T39">L</text:span><text:span text:style-name="T5">, </text:span><text:span text:style-name="T39">M</text:span><text:span text:style-name="T5"> </text:span><text:span text:style-name="T32">in</text:span><text:span text:style-name="T5"> </text:span><text:span text:style-name="T33">zip</text:span><text:span text:style-name="T5">(</text:span><text:span text:style-name="T39">L</text:span><text:span text:style-name="T5">, </text:span><text:span text:style-name="T39">M</text:span><text:span text:style-name="T5">):</text:span></text:p>
      <text:p text:style-name="P22"><text:span text:style-name="T5">    </text:span><text:span text:style-name="T21">new</text:span><text:span text:style-name="T5"> </text:span><text:span text:style-name="T26">=</text:span><text:span text:style-name="T5"> </text:span><text:span text:style-name="T39">L</text:span><text:span text:style-name="T5"> </text:span><text:span text:style-name="T26">+</text:span><text:span text:style-name="T5"> </text:span><text:span text:style-name="T39">M</text:span></text:p>
      <text:p text:style-name="P22"><text:span text:style-name="T5">    </text:span><text:span text:style-name="T39">N</text:span><text:span text:style-name="T5">.</text:span><text:span text:style-name="T13">append</text:span><text:span text:style-name="T5">(</text:span><text:span text:style-name="T21">new</text:span><text:span text:style-name="T5">)</text:span></text:p>
      <text:p text:style-name="P9"><text:span text:style-name="T18">print</text:span><text:span text:style-name="T12">(</text:span><text:span text:style-name="T40">N</text:span><text:span text:style-name="T12">)</text:span></text:p>
      <text:h text:style-name="P40" text:outline-level="2">Learning Activities:</text:h>
      <text:h text:style-name="P42" text:outline-level="3"><text:bookmark text:name="user-content-learning-activities"/>Code Analysis</text:h>
      <text:list text:style-name="L8">
        <text:list-item>
          <text:p text:style-name="P81">Analyse the two given codes below without executing them. What will be the result of the programs? </text:p>
        </text:list-item>
      </text:list>
      <text:p text:style-name="P45">a_tuple = ('Never', 'gonna', 'give', 'you', 'up')</text:p>
      <text:p text:style-name="P45">counter = 0</text:p>
      <text:p text:style-name="P45">for x in a_tuple:</text:p>
      <text:p text:style-name="P45"><text:s text:c="4"/>if x[0] == <text:s/>'g':</text:p>
      <text:p text:style-name="P45"><text:s text:c="8"/>counter = counter + 1</text:p>
      <text:p text:style-name="P45"><text:s text:c="4"/>else:</text:p>
      <text:p text:style-name="P45"><text:s text:c="8"/>counter = counter + 2</text:p>
      <text:p text:style-name="P46">print(counter)</text:p>
      <text:p text:style-name="P44">It’s gonna print (8)</text:p>
      <text:p text:style-name="P45">def do_something(x):</text:p>
      <text:p text:style-name="P45"><text:s text:c="4"/>rtuple = x,</text:p>
      <text:p text:style-name="P45"><text:s text:c="4"/>for i in range(2,11):</text:p>
      <text:p text:style-name="P45"><text:s text:c="8"/>rtuple = rtuple + ((x*i),)</text:p>
      <text:p text:style-name="P45"><text:s text:c="4"/>return rtuple</text:p>
      <text:p text:style-name="P46">print(do_something(6))</text:p>
      <text:p text:style-name="P44">It’s gonna print 6, 12, etc… until 60</text:p>
      <text:p text:style-name="P45">def process_strings(strings):</text:p>
      <text:p text:style-name="P45"><text:s text:c="4"/>processed_strings = []</text:p>
      <text:p text:style-name="P45"><text:s text:c="4"/>for string in strings:</text:p>
      <text:p text:style-name="P45"><text:s text:c="8"/>processed_string = ""</text:p>
      <text:p text:style-name="P45"><text:s text:c="8"/>for char in reversed(string):</text:p>
      <text:p text:style-name="P45"><text:s text:c="12"/>processed_string += char</text:p>
      <text:p text:style-name="P45"><text:s text:c="8"/>processed_strings.append(processed_string)</text:p>
      <text:p text:style-name="P45"><text:s text:c="4"/>return processed_strings</text:p>
      <text:p text:style-name="P45"/>
      <text:p text:style-name="P45">def main():</text:p>
      <text:p text:style-name="P45"><text:s text:c="4"/>names = ["Alice", "Bob", "Charlie", "Dave"]</text:p>
      <text:p text:style-name="P45"><text:s text:c="4"/>processed_names = process_strings(names)</text:p>
      <text:p text:style-name="P45"><text:s text:c="4"/>for name in processed_names:</text:p>
      <text:p text:style-name="P45"><text:s text:c="8"/>print(name)</text:p>
      <text:p text:style-name="P45"/>
      <text:p text:style-name="P46">main()</text:p>
      <text:p text:style-name="P44">It’s gonna show the names reversed.</text:p>
      <text:h text:style-name="P43" text:outline-level="3">Supporting Topics</text:h>
      <text:h text:style-name="P41" text:outline-level="2"><text:bookmark text:name="user-content-supporting-topics"/>Testing: Input/Output</text:h>
      <text:p text:style-name="P85"><text:bookmark text:name="user-content-testing-inputoutput"/>Implementing a <text:span text:style-name="Emphasis">correct</text:span> program is not easy. Programs always tend to have bugs. <text:span text:style-name="Strong_20_Emphasis">Input/Output Test</text:span> is one of the common techniques to test the correctness of a program. The main idea is to <text:span text:style-name="Emphasis">design</text:span> certain inputs, run the program with the inputs and check if the <text:span text:style-name="Emphasis">produced</text:span> output satisfies <text:span text:style-name="Emphasis">expected</text:span> output.</text:p>
      <text:list text:style-name="L10">
        <text:list-item>
          <text:p text:style-name="P72">Make a brief research about input/output testing with some examples. Make a summary of the techniques with the examples.</text:p>
          <text:p text:style-name="P82">Different techniques include <text:span text:style-name="T36">Black Box Testing</text:span>, <text:span text:style-name="T36">White Box Testing</text:span>, <text:span text:style-name="T36">Functional Testing</text:span> and <text:span text:style-name="T36">Non Functional Testing.</text:span></text:p>
        </text:list-item>
        <text:list-item>
          <text:p text:style-name="P83"><text:span text:style-name="T1">Choose one of the problems you have solved for this week.</text:span> </text:p>
          <text:list>
            <text:list-item>
              <text:p text:style-name="P83"><text:span text:style-name="T1">Certainly there are some normal inputs for which your program is supposed to provide a correct output. Think about three different </text:span><text:span text:style-name="Emphasis"><text:span text:style-name="T1">expected</text:span></text:span><text:span text:style-name="T1"> inputs and see if the output is correct.</text:span></text:p>
            </text:list-item>
            <text:list-item>
              <text:p text:style-name="P72">There are some inputs that are not expected. For example, if your program is supposed to receive an integer between 0 and 10, then a negative integer is not expected. Choose three different unexpected inputs and test your program. If your program crashes, then fix your program such that provides a proper message instead of crashing.</text:p>
            </text:list-item>
            <text:list-item>
              <text:p text:style-name="P84"><text:span text:style-name="T1">Usually, users unexpectedly make mistakes when trying to give an input. For example, if they try to enter a digit between 0 and 10, mistakenly they press </text:span><text:span text:style-name="Source_20_Text"><text:span text:style-name="T1">6;</text:span></text:span><text:span text:style-name="T1"> . Check if your program is resilient for such errors.</text:span></text:p>
            </text:list-item>
          </text:list>
        </text:list-item>
      </text:list>
      <text:p text:style-name="P80"/>
      <text:p text:style-name="P80">Sources:</text:p>
      <text:list text:style-name="L11">
        <text:list-item>
          <text:p text:style-name="P79"><text:a xlink:type="simple" xlink:href="https://docs.replit.com/teams-edu/input-output-testing" text:style-name="Internet_20_link" text:visited-style-name="Visited_20_Internet_20_Link">https://docs.replit.com/teams-edu/input-output-testing</text:a></text:p>
        </text:list-item>
        <text:list-item>
          <text:p text:style-name="P79"><text:a xlink:type="simple" xlink:href="https://www.browserstack.com/guide/software-testing-techniques" text:style-name="Internet_20_link" text:visited-style-name="Visited_20_Internet_20_Link">https://www.browserstack.com/guide/software-testing-techniques</text:a></text:p>
        </text:list-item>
      </text:list>
      <text:p text:style-name="P80"><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2T12:14:34.739000000</meta:creation-date>
    <dc:date>2024-03-31T18:11:44.167000000</dc:date>
    <meta:editing-duration>PT1H9M44S</meta:editing-duration>
    <meta:editing-cycles>6</meta:editing-cycles>
    <meta:generator>LibreOffice/24.2.2.2$Windows_X86_64 LibreOffice_project/d56cc158d8a96260b836f100ef4b4ef25d6f1a01</meta:generator>
    <meta:document-statistic meta:table-count="0" meta:image-count="0" meta:object-count="0" meta:page-count="11" meta:paragraph-count="297" meta:word-count="1822" meta:character-count="10937" meta:non-whitespace-character-count="8980"/>
  </office:meta>
</office:document-meta>
</file>